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Roboto Mono" svg:font-family="'Roboto Mono'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 style:master-page-name="Standard">
      <style:table-properties style:width="15cm" style:page-number="auto" table:align="center" style:writing-mode="lr-tb"/>
    </style:style>
    <style:style style:name="表格1.A" style:family="table-column">
      <style:table-column-properties style:column-width="1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" style:family="table">
      <style:table-properties style:width="15cm" table:align="center" style:writing-mode="lr-tb"/>
    </style:style>
    <style:style style:name="表格2.A" style:family="table-column">
      <style:table-column-properties style:column-width="2.272cm"/>
    </style:style>
    <style:style style:name="表格2.B" style:family="table-column">
      <style:table-column-properties style:column-width="8.89cm"/>
    </style:style>
    <style:style style:name="表格2.C" style:family="table-column">
      <style:table-column-properties style:column-width="3.838cm"/>
    </style:style>
    <style:style style:name="表格2.1" style:family="table-row">
      <style:table-row-properties style:min-row-height="0.635cm"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2.B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.4" style:family="table-row">
      <style:table-row-properties fo:keep-together="always"/>
    </style:style>
    <style:style style:name="表格2.5" style:family="table-row">
      <style:table-row-properties fo:keep-together="auto"/>
    </style:style>
    <style:style style:name="表格2.6" style:family="table-row">
      <style:table-row-properties fo:keep-together="auto"/>
    </style:style>
    <style:style style:name="表格2.A6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2.C6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none" fo:border-bottom="0.75pt solid #000000" style:writing-mode="lr-tb"/>
    </style:style>
    <style:style style:name="表格2.7" style:family="table-row">
      <style:table-row-properties fo:keep-together="always"/>
    </style:style>
    <style:style style:name="表格2.8" style:family="table-row">
      <style:table-row-properties fo:keep-together="always"/>
    </style:style>
    <style:style style:name="表格2.9" style:family="table-row">
      <style:table-row-properties fo:keep-together="always"/>
    </style:style>
    <style:style style:name="表格2.10" style:family="table-row">
      <style:table-row-properties fo:keep-together="always"/>
    </style:style>
    <style:style style:name="表格2.11" style:family="table-row">
      <style:table-row-properties fo:keep-together="always"/>
    </style:style>
    <style:style style:name="表格2.12" style:family="table-row">
      <style:table-row-properties fo:keep-together="auto"/>
    </style:style>
    <style:style style:name="表格2.13" style:family="table-row">
      <style:table-row-properties fo:keep-together="always"/>
    </style:style>
    <style:style style:name="表格2.14" style:family="table-row">
      <style:table-row-properties style:min-row-height="4.904cm" fo:keep-together="always"/>
    </style:style>
    <style:style style:name="P1" style:family="paragraph" style:parent-style-name="Header">
      <style:text-properties fo:color="#595959" fo:font-size="8pt" style:font-size-asian="8pt"/>
    </style:style>
    <style:style style:name="P2" style:family="paragraph" style:parent-style-name="Standard">
      <style:paragraph-properties fo:margin-left="-0.25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思源黑體 Normal" fo:font-size="18pt" style:font-name-asian="思源黑體 Normal" style:font-size-asian="18pt" style:font-name-complex="標楷體"/>
    </style:style>
    <style:style style:name="P4" style:family="paragraph" style:parent-style-name="Standard">
      <style:paragraph-properties fo:text-align="center" style:justify-single-word="false"/>
      <style:text-properties style:font-name="思源黑體 Normal" fo:font-size="18pt" officeooo:paragraph-rsid="0019b400" style:font-name-asian="思源黑體 Normal" style:font-size-asian="18pt" style:font-name-complex="標楷體"/>
    </style:style>
    <style:style style:name="P5" style:family="paragraph" style:parent-style-name="Standard">
      <style:text-properties style:font-name="思源黑體 Normal" style:font-name-asian="思源黑體 Normal" style:font-name-complex="標楷體"/>
    </style:style>
    <style:style style:name="P6" style:family="paragraph" style:parent-style-name="Standard">
      <style:paragraph-properties fo:text-align="justify" style:justify-single-word="false"/>
      <style:text-properties style:font-name="思源黑體 Normal" style:font-name-asian="思源黑體 Normal" style:font-name-complex="標楷體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思源黑體 Normal" style:font-name-asian="思源黑體 Normal" style:font-name-complex="標楷體"/>
    </style:style>
    <style:style style:name="P8" style:family="paragraph" style:parent-style-name="Standard">
      <style:paragraph-properties fo:text-align="center" style:justify-single-word="false"/>
      <style:text-properties style:font-name="思源黑體 Normal" style:font-name-asian="思源黑體 Normal" style:font-name-complex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思源黑體 Normal" style:font-name-asian="思源黑體 Normal" style:font-name-complex="標楷體"/>
    </style:style>
    <style:style style:name="P10" style:family="paragraph" style:parent-style-name="Standard">
      <style:paragraph-properties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11" style:family="paragraph" style:parent-style-name="Standard">
      <style:paragraph-properties style:snap-to-layout-grid="false"/>
      <style:text-properties style:font-name="思源黑體 Normal" officeooo:rsid="001616a1" officeooo:paragraph-rsid="0019b400" style:font-name-asian="思源黑體 Normal" style:font-name-complex="標楷體"/>
    </style:style>
    <style:style style:name="P12" style:family="paragraph" style:parent-style-name="Standard">
      <style:paragraph-properties fo:text-align="center" style:justify-single-word="false"/>
      <style:text-properties style:font-name="思源黑體 Normal" fo:font-size="16pt" fo:font-weight="bold" style:font-name-asian="思源黑體 Normal" style:font-size-asian="16pt" style:font-weight-asian="bold" style:font-name-complex="標楷體"/>
    </style:style>
    <style:style style:name="P13" style:family="paragraph" style:parent-style-name="Standard">
      <style:text-properties fo:color="#696969" style:font-name="Roboto Mono" fo:font-size="8pt" officeooo:paragraph-rsid="00364d4b" style:font-name-asian="Roboto Mono" style:font-size-asian="8pt" style:font-name-complex="Roboto Mono" style:font-size-complex="8pt"/>
    </style:style>
    <style:style style:name="P14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思源黑體 Normal" fo:font-size="16pt" style:font-name-asian="思源黑體 Normal" style:font-size-asian="16pt" style:font-name-complex="標楷體"/>
    </style:style>
    <style:style style:name="P15" style:family="paragraph" style:parent-style-name="Preformatted_20_Text">
      <style:text-properties officeooo:paragraph-rsid="002b32d8"/>
    </style:style>
    <style:style style:name="P16" style:family="paragraph" style:parent-style-name="Preformatted_20_Text">
      <style:text-properties fo:color="#000000" officeooo:paragraph-rsid="00377a83"/>
    </style:style>
    <style:style style:name="P17" style:family="paragraph" style:parent-style-name="Preformatted_20_Text">
      <style:text-properties fo:color="#000000" style:font-name="Roboto Mono" fo:font-size="8pt" style:font-name-asian="Roboto Mono" style:font-size-asian="8pt" style:font-name-complex="Roboto Mono" style:font-size-complex="8pt"/>
    </style:style>
    <style:style style:name="P18" style:family="paragraph" style:parent-style-name="Preformatted_20_Text">
      <style:text-properties fo:color="#000000" style:font-name="Roboto Mono" fo:font-size="8pt" officeooo:paragraph-rsid="00346bf6" style:font-name-asian="Roboto Mono" style:font-size-asian="8pt" style:font-name-complex="Roboto Mono" style:font-size-complex="8pt"/>
    </style:style>
    <style:style style:name="P19" style:family="paragraph" style:parent-style-name="Preformatted_20_Text">
      <style:text-properties fo:color="#000000" style:font-name="Roboto Mono" fo:font-size="8pt" officeooo:paragraph-rsid="00364d4b" style:font-name-asian="Roboto Mono" style:font-size-asian="8pt" style:font-name-complex="Roboto Mono" style:font-size-complex="8pt"/>
    </style:style>
    <style:style style:name="P20" style:family="paragraph" style:parent-style-name="Preformatted_20_Text">
      <style:text-properties fo:color="#696969" style:font-name="Roboto Mono" fo:font-size="8pt" fo:language="en" fo:country="US" officeooo:rsid="001616a1" officeooo:paragraph-rsid="00302f84" style:letter-kerning="true" style:font-name-asian="Roboto Mono" style:font-size-asian="8pt" style:language-asian="zh" style:country-asian="TW" style:font-name-complex="標楷體" style:font-size-complex="8pt" style:language-complex="ar" style:country-complex="SA"/>
    </style:style>
    <style:style style:name="P21" style:family="paragraph" style:parent-style-name="Preformatted_20_Text">
      <style:text-properties fo:color="#696969" style:font-name="Roboto Mono" fo:font-size="8pt" fo:language="en" fo:country="US" fo:font-weight="normal" officeooo:rsid="001616a1" officeooo:paragraph-rsid="00364d4b" style:letter-kerning="true" style:font-name-asian="Roboto Mono" style:font-size-asian="8pt" style:language-asian="zh" style:country-asian="TW" style:font-weight-asian="normal" style:font-name-complex="Roboto Mono" style:font-size-complex="8pt" style:language-complex="ar" style:country-complex="SA" style:font-weight-complex="normal"/>
    </style:style>
    <style:style style:name="P22" style:family="paragraph" style:parent-style-name="Preformatted_20_Text">
      <style:text-properties fo:color="#696969" style:font-name="Roboto Mono" fo:font-size="8pt" officeooo:paragraph-rsid="00377a83" style:font-name-asian="Roboto Mono" style:font-size-asian="8pt" style:font-name-complex="Roboto Mono" style:font-size-complex="8pt"/>
    </style:style>
    <style:style style:name="P23" style:family="paragraph" style:parent-style-name="Preformatted_20_Text">
      <style:text-properties fo:color="#696969" style:font-name="Roboto Mono" fo:font-size="8pt" officeooo:paragraph-rsid="00364d4b" style:font-name-asian="Roboto Mono" style:font-size-asian="8pt" style:font-name-complex="Roboto Mono" style:font-size-complex="8pt"/>
    </style:style>
    <style:style style:name="P24" style:family="paragraph" style:parent-style-name="Preformatted_20_Text">
      <style:text-properties fo:color="#696969" style:font-name="Roboto Mono" fo:font-size="8pt" officeooo:paragraph-rsid="00302f84" style:font-name-asian="Roboto Mono" style:font-size-asian="8pt" style:font-size-complex="8pt"/>
    </style:style>
    <style:style style:name="P25" style:family="paragraph" style:parent-style-name="Preformatted_20_Text">
      <style:text-properties style:font-name="Roboto Mono" fo:font-size="8pt" style:font-name-asian="Roboto Mono" style:font-size-asian="8pt" style:font-name-complex="Roboto Mono" style:font-size-complex="8pt"/>
    </style:style>
    <style:style style:name="P26" style:family="paragraph" style:parent-style-name="Preformatted_20_Text">
      <style:text-properties style:font-name="Roboto Mono" fo:font-size="8pt" officeooo:paragraph-rsid="00364d4b" style:font-name-asian="Roboto Mono" style:font-size-asian="8pt" style:font-name-complex="Roboto Mono" style:font-size-complex="8pt"/>
    </style:style>
    <style:style style:name="P27" style:family="paragraph" style:parent-style-name="Preformatted_20_Text">
      <style:text-properties style:font-name="Roboto Mono" fo:font-size="8pt" officeooo:paragraph-rsid="00346bf6" style:font-name-asian="Roboto Mono" style:font-size-asian="8pt" style:font-name-complex="Roboto Mono" style:font-size-complex="8pt"/>
    </style:style>
    <style:style style:name="P28" style:family="paragraph" style:parent-style-name="Preformatted_20_Text">
      <style:text-properties fo:color="#800080" style:font-name="Roboto Mono" fo:font-size="8pt" style:font-name-asian="Roboto Mono" style:font-size-asian="8pt" style:font-name-complex="Roboto Mono" style:font-size-complex="8pt"/>
    </style:style>
    <style:style style:name="P29" style:family="paragraph" style:parent-style-name="Preformatted_20_Text">
      <style:text-properties fo:color="#800080" style:font-name="Roboto Mono" fo:font-size="8pt" officeooo:paragraph-rsid="00346bf6" style:font-name-asian="Roboto Mono" style:font-size-asian="8pt" style:font-name-complex="Roboto Mono" style:font-size-complex="8pt"/>
    </style:style>
    <style:style style:name="P30" style:family="paragraph" style:parent-style-name="Preformatted_20_Text">
      <style:text-properties fo:color="#800080" style:font-name="Roboto Mono" fo:font-size="8pt" officeooo:paragraph-rsid="00364d4b" style:font-name-asian="Roboto Mono" style:font-size-asian="8pt" style:font-name-complex="Roboto Mono" style:font-size-complex="8pt"/>
    </style:style>
    <style:style style:name="P31" style:family="paragraph" style:parent-style-name="Preformatted_20_Text">
      <style:text-properties officeooo:paragraph-rsid="00346bf6"/>
    </style:style>
    <style:style style:name="P32" style:family="paragraph" style:parent-style-name="Preformatted_20_Text">
      <style:text-properties fo:color="#004a43" style:font-name="Roboto Mono" fo:font-size="8pt" style:font-name-asian="Roboto Mono" style:font-size-asian="8pt" style:font-name-complex="Roboto Mono" style:font-size-complex="8pt"/>
    </style:style>
    <style:style style:name="P33" style:family="paragraph" style:parent-style-name="Preformatted_20_Text">
      <style:text-properties fo:color="#004a43" style:font-name="Roboto Mono" fo:font-size="8pt" officeooo:paragraph-rsid="00364d4b" style:font-name-asian="Roboto Mono" style:font-size-asian="8pt" style:font-name-complex="Roboto Mono" style:font-size-complex="8pt"/>
    </style:style>
    <style:style style:name="P34" style:family="paragraph" style:parent-style-name="Preformatted_20_Text">
      <style:text-properties fo:color="#800000" style:font-name="Roboto Mono" fo:font-size="8pt" fo:language="en" fo:country="US" fo:font-weight="normal" officeooo:rsid="001616a1" officeooo:paragraph-rsid="00364d4b" style:letter-kerning="true" style:font-name-asian="Roboto Mono" style:font-size-asian="8pt" style:language-asian="zh" style:country-asian="TW" style:font-weight-asian="normal" style:font-name-complex="Roboto Mono" style:font-size-complex="8pt" style:language-complex="ar" style:country-complex="SA" style:font-weight-complex="normal"/>
    </style:style>
    <style:style style:name="P35" style:family="paragraph" style:parent-style-name="Preformatted_20_Text">
      <style:text-properties fo:color="#800000" style:font-name="Roboto Mono" fo:font-size="8pt" officeooo:paragraph-rsid="0033050d" style:font-name-asian="Roboto Mono" style:font-size-asian="8pt" style:font-name-complex="Roboto Mono" style:font-size-complex="8pt"/>
    </style:style>
    <style:style style:name="P36" style:family="paragraph" style:parent-style-name="Preformatted_20_Text">
      <style:text-properties fo:color="#800000" style:font-name="Roboto Mono" fo:font-size="8pt" officeooo:rsid="00364d4b" officeooo:paragraph-rsid="00364d4b" style:font-name-asian="Roboto Mono" style:font-size-asian="8pt" style:font-name-complex="Roboto Mono" style:font-size-complex="8pt"/>
    </style:style>
    <style:style style:name="P37" style:family="paragraph" style:parent-style-name="Preformatted_20_Text">
      <style:text-properties style:font-name="Roboto Mono" fo:font-size="8pt" officeooo:paragraph-rsid="00346bf6" style:font-name-asian="Roboto Mono" style:font-size-asian="8pt" style:font-name-complex="Roboto Mono" style:font-size-complex="8pt"/>
    </style:style>
    <style:style style:name="P38" style:family="paragraph" style:parent-style-name="Heading_20_1">
      <style:text-properties style:use-window-font-color="true" style:font-name="Lato" fo:font-size="24pt" fo:language="en" fo:country="US" fo:font-weight="normal" officeooo:rsid="00364d4b" style:letter-kerning="true" style:font-name-asian="思源黑體 Normal" style:font-size-asian="24pt" style:language-asian="zh" style:country-asian="TW" style:font-weight-asian="normal" style:font-name-complex="標楷體" style:font-size-complex="24pt" style:language-complex="ar" style:country-complex="SA" style:font-weight-complex="normal"/>
    </style:style>
    <style:style style:name="P39" style:family="paragraph" style:parent-style-name="Heading_20_1">
      <style:text-properties style:use-window-font-color="true" style:font-name="Lato" fo:font-size="24pt" fo:language="en" fo:country="US" fo:font-weight="normal" officeooo:rsid="00364d4b" officeooo:paragraph-rsid="00364d4b" style:letter-kerning="true" style:font-name-asian="思源黑體 Normal" style:font-size-asian="24pt" style:language-asian="zh" style:country-asian="TW" style:font-weight-asian="normal" style:font-name-complex="標楷體" style:font-size-complex="24pt" style:language-complex="ar" style:country-complex="SA" style:font-weight-complex="normal"/>
    </style:style>
    <style:style style:name="P40" style:family="paragraph" style:parent-style-name="Heading_20_1">
      <style:text-properties style:use-window-font-color="true" style:font-name="Lato" fo:font-size="24pt" fo:language="en" fo:country="US" fo:font-weight="normal" officeooo:rsid="001616a1" style:letter-kerning="true" style:font-name-asian="思源黑體 Normal" style:font-size-asian="24pt" style:language-asian="zh" style:country-asian="TW" style:font-weight-asian="normal" style:font-name-complex="標楷體" style:font-size-complex="24pt" style:language-complex="ar" style:country-complex="SA" style:font-weight-complex="normal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40015a"/>
    </style:style>
    <style:style style:name="T5" style:family="text">
      <style:text-properties fo:color="#40015a" officeooo:rsid="00364d4b"/>
    </style:style>
    <style:style style:name="T6" style:family="text">
      <style:text-properties fo:color="#666616"/>
    </style:style>
    <style:style style:name="T7" style:family="text">
      <style:text-properties fo:color="#800080"/>
    </style:style>
    <style:style style:name="T8" style:family="text">
      <style:text-properties fo:color="#400000"/>
    </style:style>
    <style:style style:name="T9" style:family="text">
      <style:text-properties fo:color="#808030"/>
    </style:style>
    <style:style style:name="T10" style:family="text">
      <style:text-properties fo:color="#603000"/>
    </style:style>
    <style:style style:name="T11" style:family="text">
      <style:text-properties fo:color="#0000e6"/>
    </style:style>
    <style:style style:name="T12" style:family="text">
      <style:text-properties fo:color="#008c00"/>
    </style:style>
    <style:style style:name="T13" style:family="text">
      <style:text-properties fo:color="#696969"/>
    </style:style>
    <style:style style:name="T14" style:family="text">
      <style:text-properties fo:color="#696969" style:font-name="Roboto Mono" fo:font-size="8pt" style:font-name-asian="Roboto Mono" style:font-size-asian="8pt" style:font-name-complex="Roboto Mono" style:font-size-complex="8pt"/>
    </style:style>
    <style:style style:name="T15" style:family="text">
      <style:text-properties officeooo:rsid="0019b400"/>
    </style:style>
    <style:style style:name="T16" style:family="text">
      <style:text-properties officeooo:rsid="002f4ae7"/>
    </style:style>
    <style:style style:name="T17" style:family="text">
      <style:text-properties fo:color="#0f69ff"/>
    </style:style>
    <style:style style:name="T18" style:family="text">
      <style:text-properties fo:color="#e34adc"/>
    </style:style>
    <style:style style:name="T19" style:family="text">
      <style:text-properties fo:color="#ffffff" fo:background-color="#808000" loext:char-shading-value="0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302f84" style:font-size-asian="10pt" style:font-size-complex="10pt"/>
    </style:style>
    <style:style style:name="T22" style:family="text">
      <style:text-properties fo:font-size="10pt" officeooo:rsid="00392aef" style:font-size-asian="10pt" style:font-size-complex="10pt"/>
    </style:style>
    <style:style style:name="T23" style:family="text">
      <style:text-properties officeooo:rsid="00364d4b"/>
    </style:style>
    <style:style style:name="T24" style:family="text">
      <style:text-properties fo:color="#000000"/>
    </style:style>
    <style:style style:name="T25" style:family="text">
      <style:text-properties style:use-window-font-color="true" fo:language="en" fo:country="US" fo:font-weight="normal" officeooo:rsid="00364d4b" style:letter-kerning="true" style:language-asian="zh" style:country-asian="TW" style:font-weight-asian="normal" style:language-complex="ar" style:country-complex="SA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94cm" draw:visible-area-height="1.021cm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dotte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計算機程式語言</text:p>
          </table:table-cell>
        </table:table-row>
      </table:table>
      <text:p text:style-name="P6"/>
      <text:p text:style-name="P4">作　　業　　七</text:p>
      <text:p text:style-name="P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8">姓名</text:p>
          </table:table-cell>
          <table:table-cell table:style-name="表格2.B1" table:number-columns-spanned="2" office:value-type="string">
            <text:p text:style-name="P10">潘廣霖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學號</text:p>
          </table:table-cell>
          <table:table-cell table:style-name="表格2.B1" table:number-columns-spanned="2" office:value-type="string">
            <text:p text:style-name="P10">B03203004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原始程式</text:p>
            <text:p text:style-name="P8">檔名</text:p>
          </table:table-cell>
          <table:table-cell table:style-name="表格2.B1" table:number-columns-spanned="2" office:value-type="string">
            <text:p text:style-name="P11">HW0<text:span text:style-name="T16">7_002</text:span>.cpp <text:span text:style-name="T15">(</text:span>_ <text:span text:style-name="T15">= [A-C]), where C is for the challenge problem</text:span></text:p>
          </table:table-cell>
          <table:covered-table-cell/>
        </table:table-row>
        <table:table-row table:style-name="表格2.4">
          <table:table-cell table:style-name="表格2.B1" table:number-columns-spanned="3" office:value-type="string">
            <text:p text:style-name="P14">評　分　項　目</text:p>
          </table:table-cell>
          <table:covered-table-cell/>
          <table:covered-table-cell/>
        </table:table-row>
        <table:table-row table:style-name="表格2.5">
          <table:table-cell table:style-name="表格2.A1" office:value-type="string">
            <text:p text:style-name="P8">分數比重</text:p>
          </table:table-cell>
          <table:table-cell table:style-name="表格2.A1" office:value-type="string">
            <text:p text:style-name="P8">項 <text:s text:c="17"/>目</text:p>
          </table:table-cell>
          <table:table-cell table:style-name="表格2.B1" office:value-type="string">
            <text:p text:style-name="P8">得 <text:s text:c="3"/>分</text:p>
          </table:table-cell>
        </table:table-row>
        <table:table-row table:style-name="表格2.6">
          <table:table-cell table:style-name="表格2.A6" office:value-type="string">
            <text:p text:style-name="P9"/>
            <text:p text:style-name="P8">40%</text:p>
            <text:p text:style-name="P8"/>
          </table:table-cell>
          <table:table-cell table:style-name="表格2.A6" office:value-type="string">
            <text:p text:style-name="P7"/>
            <text:p text:style-name="P6">程式是否能正確執行?</text:p>
          </table:table-cell>
          <table:table-cell table:style-name="表格2.C6" office:value-type="string">
            <text:p text:style-name="P9"/>
            <text:p text:style-name="P8"/>
          </table:table-cell>
        </table:table-row>
        <table:table-row table:style-name="表格2.7">
          <table:table-cell table:style-name="表格2.A1" table:number-rows-spanned="5" office:value-type="string">
            <text:p text:style-name="P9"/>
            <text:p text:style-name="P8"/>
            <text:p text:style-name="P8">40%</text:p>
            <text:p text:style-name="P8"/>
            <text:p text:style-name="P8"/>
          </table:table-cell>
          <table:table-cell table:style-name="表格2.A1" office:value-type="string">
            <text:p text:style-name="P6">程式之使用者介面與輸出結果?</text:p>
          </table:table-cell>
          <table:table-cell table:style-name="表格2.B1" table:number-rows-spanned="5" office:value-type="string">
            <text:p text:style-name="P9"/>
            <text:p text:style-name="P8"/>
          </table:table-cell>
        </table:table-row>
        <table:table-row table:style-name="表格2.8">
          <table:covered-table-cell/>
          <table:table-cell table:style-name="表格2.A1" office:value-type="string">
            <text:p text:style-name="P6">是否有繳交原始程式檔與執行檔?</text:p>
          </table:table-cell>
          <table:covered-table-cell/>
        </table:table-row>
        <table:table-row table:style-name="表格2.9">
          <table:covered-table-cell/>
          <table:table-cell table:style-name="表格2.A1" office:value-type="string">
            <text:p text:style-name="P6">程式中的註解是否恰當?</text:p>
          </table:table-cell>
          <table:covered-table-cell/>
        </table:table-row>
        <table:table-row table:style-name="表格2.10">
          <table:covered-table-cell/>
          <table:table-cell table:style-name="表格2.A1" office:value-type="string">
            <text:p text:style-name="P6">程式之結構與邏輯是否正確?</text:p>
          </table:table-cell>
          <table:covered-table-cell/>
        </table:table-row>
        <table:table-row table:style-name="表格2.11">
          <table:covered-table-cell/>
          <table:table-cell table:style-name="表格2.A1" office:value-type="string">
            <text:p text:style-name="P6">程式碼的格式是否合乎要求?</text:p>
          </table:table-cell>
          <table:covered-table-cell/>
        </table:table-row>
        <table:table-row table:style-name="表格2.12">
          <table:table-cell table:style-name="表格2.A1" office:value-type="string">
            <text:p text:style-name="P9"/>
            <text:p text:style-name="P8">20%</text:p>
            <text:p text:style-name="P8"/>
          </table:table-cell>
          <table:table-cell table:style-name="表格2.A1" office:value-type="string">
            <text:p text:style-name="P7"/>
            <text:p text:style-name="P6">程式之綜合評分</text:p>
          </table:table-cell>
          <table:table-cell table:style-name="表格2.B1" office:value-type="string">
            <text:p text:style-name="P9"/>
            <text:p text:style-name="P8"/>
          </table:table-cell>
        </table:table-row>
        <table:table-row table:style-name="表格2.13">
          <table:table-cell table:style-name="表格2.A1" table:number-columns-spanned="2" office:value-type="string">
            <text:p text:style-name="P12">總 <text:s text:c="4"/>分</text:p>
          </table:table-cell>
          <table:covered-table-cell/>
          <table:table-cell table:style-name="表格2.B1" office:value-type="string">
            <text:p text:style-name="P9"/>
          </table:table-cell>
        </table:table-row>
        <table:table-row table:style-name="表格2.14">
          <table:table-cell table:style-name="表格2.B1" table:number-columns-spanned="3" office:value-type="string">
            <text:p text:style-name="P6">評語：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ext:h text:style-name="P38" text:outline-level="1"><text:soft-page-break/>A.<text:span text:style-name="T20"> (utilizes a hash structure)</text:span></text:h>
      <text:p text:style-name="P20">//================================================================</text:p>
      <text:p text:style-name="P24">// <text:s/>PROGRAMMER <text:s/>: 潘廣霖</text:p>
      <text:p text:style-name="P24">// <text:s/>DATE <text:s text:c="7"/>: 2015-12-17</text:p>
      <text:p text:style-name="P24">// <text:s/>FILENAME <text:s text:c="3"/>: HW07A002.CPP</text:p>
      <text:p text:style-name="P24">// <text:s/>DESCRIPTION : Finding the longest string in a file, whose reversed one is also on a list.</text:p>
      <text:p text:style-name="P24">//================================================================</text:p>
      <text:p text:style-name="Preformatted_20_Text"/>
      <text:section text:style-name="Sect1" text:name="區段1">
        <text:p text:style-name="P25"><text:span text:style-name="T1">#include</text:span><text:span text:style-name="T2">&lt;</text:span><text:span text:style-name="T4">iostream</text:span><text:span text:style-name="T2">&gt;</text:span></text:p>
        <text:p text:style-name="P17"><text:span text:style-name="T1">#include</text:span><text:span text:style-name="T2">&lt;</text:span><text:span text:style-name="T4">algorithm</text:span><text:span text:style-name="T2">&gt;</text:span><text:span text:style-name="T1"> <text:s/></text:span><text:span text:style-name="T13">// std::reverse</text:span></text:p>
        <text:p text:style-name="P17"><text:span text:style-name="T1">#include</text:span><text:span text:style-name="T2">&lt;</text:span><text:span text:style-name="T4">cstdlib</text:span><text:span text:style-name="T2">&gt;</text:span></text:p>
        <text:p text:style-name="P17"><text:span text:style-name="T1">#include</text:span><text:span text:style-name="T2">&lt;</text:span><text:span text:style-name="T4">fstream</text:span><text:span text:style-name="T2">&gt;</text:span></text:p>
        <text:p text:style-name="P25"/>
        <text:p text:style-name="P32">#define HASH_SIZE 100007</text:p>
        <text:p text:style-name="P25"/>
        <text:p text:style-name="P17"><text:span text:style-name="T3">using</text:span> <text:span text:style-name="T3">namespace</text:span> <text:span text:style-name="T6">std</text:span><text:span text:style-name="T7">;</text:span></text:p>
        <text:p text:style-name="P25"/>
        <text:p text:style-name="P17"><text:span text:style-name="T10">string</text:span><text:span text:style-name="T9">*</text:span> strHash<text:span text:style-name="T9">[</text:span>HASH_SIZE<text:span text:style-name="T9">]</text:span><text:span text:style-name="T7">;</text:span></text:p>
        <text:p text:style-name="P17"><text:span text:style-name="T3">int</text:span> hashEntryUsed <text:span text:style-name="T9">=</text:span> <text:span text:style-name="T12">0</text:span><text:span text:style-name="T7">;</text:span></text:p>
        <text:p text:style-name="P25"/>
        <text:p text:style-name="P17"><text:span text:style-name="T3">char</text:span> lower<text:span text:style-name="T9">(</text:span><text:span text:style-name="T3">char</text:span> x<text:span text:style-name="T9">)</text:span> <text:span text:style-name="T7">{</text:span></text:p>
        <text:p text:style-name="P17"><text:s text:c="4"/><text:span text:style-name="T3">if</text:span> <text:span text:style-name="T9">(</text:span>x <text:span text:style-name="T9">&gt;=</text:span> <text:span text:style-name="T11">'A'</text:span> <text:span text:style-name="T9">&amp;&amp;</text:span> x <text:span text:style-name="T9">&lt;=</text:span> <text:span text:style-name="T11">'Z'</text:span><text:span text:style-name="T9">)</text:span></text:p>
        <text:p text:style-name="P17"><text:s text:c="8"/><text:span text:style-name="T3">return</text:span> x <text:span text:style-name="T9">-</text:span> <text:span text:style-name="T11">'A'</text:span> <text:span text:style-name="T9">+</text:span> <text:span text:style-name="T11">'a'</text:span><text:span text:style-name="T7">;</text:span></text:p>
        <text:p text:style-name="P17"><text:s text:c="4"/><text:span text:style-name="T3">return</text:span> x<text:span text:style-name="T7">;</text:span></text:p>
        <text:p text:style-name="P28">}</text:p>
        <text:p text:style-name="P25"/>
        <text:p text:style-name="P17"><text:span text:style-name="T3">bool</text:span> hashEqual<text:span text:style-name="T9">(</text:span><text:span text:style-name="T10">string</text:span><text:span text:style-name="T9">*</text:span> s1<text:span text:style-name="T9">,</text:span> <text:span text:style-name="T10">string</text:span><text:span text:style-name="T9">*</text:span> s2<text:span text:style-name="T9">)</text:span> <text:span text:style-name="T7">{</text:span></text:p>
        <text:p text:style-name="P17"><text:s text:c="4"/><text:span text:style-name="T13">// ignore the last character</text:span></text:p>
        <text:p text:style-name="P17"><text:s text:c="4"/><text:span text:style-name="T13">// compare strings case-insensitively</text:span></text:p>
        <text:p text:style-name="P17"><text:s text:c="4"/><text:span text:style-name="T3">if</text:span> <text:span text:style-name="T9">(</text:span>s1<text:span text:style-name="T9">-&gt;</text:span>length<text:span text:style-name="T9">()</text:span> <text:span text:style-name="T9">!=</text:span> s2<text:span text:style-name="T9">-&gt;</text:span>length<text:span text:style-name="T9">())</text:span></text:p>
        <text:p text:style-name="P17"><text:s text:c="8"/><text:span text:style-name="T3">return</text:span> <text:span text:style-name="T3">false</text:span><text:span text:style-name="T7">;</text:span></text:p>
        <text:p text:style-name="P17"><text:s text:c="4"/><text:span text:style-name="T3">for</text:span> <text:span text:style-name="T9">(</text:span><text:span text:style-name="T10">size_t</text:span> i <text:span text:style-name="T9">=</text:span> <text:span text:style-name="T12">0</text:span><text:span text:style-name="T9">,</text:span> n <text:span text:style-name="T9">=</text:span> s1<text:span text:style-name="T9">-&gt;</text:span>length<text:span text:style-name="T9">()</text:span> <text:span text:style-name="T9">-</text:span> <text:span text:style-name="T12">1</text:span><text:span text:style-name="T7">;</text:span> i <text:span text:style-name="T9">&lt;</text:span> n<text:span text:style-name="T7">;</text:span> i<text:span text:style-name="T9">++)</text:span></text:p>
        <text:p text:style-name="P17"><text:s text:c="8"/><text:span text:style-name="T3">if</text:span> <text:span text:style-name="T9">(</text:span>lower<text:span text:style-name="T9">((*</text:span>s1<text:span text:style-name="T9">)[</text:span>i<text:span text:style-name="T9">])</text:span> <text:span text:style-name="T9">!=</text:span> lower<text:span text:style-name="T9">((*</text:span>s2<text:span text:style-name="T9">)[</text:span>i<text:span text:style-name="T9">]))</text:span></text:p>
        <text:p text:style-name="P17"><text:s text:c="12"/><text:span text:style-name="T3">return</text:span> <text:span text:style-name="T3">false</text:span><text:span text:style-name="T7">;</text:span></text:p>
        <text:p text:style-name="P17"><text:s text:c="4"/><text:span text:style-name="T3">return</text:span> <text:span text:style-name="T3">true</text:span><text:span text:style-name="T7">;</text:span></text:p>
        <text:p text:style-name="P28">}</text:p>
        <text:p text:style-name="P25"/>
        <text:p text:style-name="P17"><text:span text:style-name="T3">int</text:span> <text:span text:style-name="T8">main</text:span><text:span text:style-name="T9">()</text:span> <text:span text:style-name="T7">{</text:span></text:p>
        <text:p text:style-name="P17"><text:s text:c="4"/><text:span text:style-name="T10">ifstream</text:span> f<text:span text:style-name="T9">(</text:span><text:span text:style-name="T2">"</text:span><text:span text:style-name="T11">words.txt</text:span><text:span text:style-name="T2">"</text:span><text:span text:style-name="T9">)</text:span><text:span text:style-name="T7">;</text:span></text:p>
        <text:p text:style-name="P17"><text:s text:c="4"/><text:span text:style-name="T3">if</text:span> <text:span text:style-name="T9">(!</text:span>f<text:span text:style-name="T9">)</text:span> <text:span text:style-name="T7">{</text:span></text:p>
        <text:p text:style-name="P17"><text:s text:c="8"/><text:span text:style-name="T10">cerr</text:span> <text:span text:style-name="T9">&lt;&lt;</text:span> <text:span text:style-name="T2">"</text:span><text:span text:style-name="T11">File `words.txt` does not exist! Exiting...</text:span><text:span text:style-name="T2">"</text:span><text:span text:style-name="T7">;</text:span></text:p>
        <text:p text:style-name="P17"><text:s text:c="8"/><text:span text:style-name="T10">system</text:span><text:span text:style-name="T9">(</text:span><text:span text:style-name="T2">"</text:span><text:span text:style-name="T11">pause</text:span><text:span text:style-name="T2">"</text:span><text:span text:style-name="T9">)</text:span><text:span text:style-name="T7">;</text:span></text:p>
        <text:p text:style-name="P17"><text:s text:c="8"/><text:span text:style-name="T3">return</text:span> <text:span text:style-name="T12">1</text:span><text:span text:style-name="T7">;</text:span></text:p>
        <text:p text:style-name="P17"><text:s text:c="4"/><text:span text:style-name="T7">}</text:span></text:p>
        <text:p text:style-name="P25"/>
        <text:p text:style-name="P17"><text:s text:c="4"/><text:span text:style-name="T3">char</text:span> buf<text:span text:style-name="T9">[</text:span><text:span text:style-name="T12">1024</text:span><text:span text:style-name="T9">]</text:span><text:span text:style-name="T7">;</text:span></text:p>
        <text:p text:style-name="P17"><text:s text:c="4"/><text:span text:style-name="T10">string</text:span><text:span text:style-name="T9">*</text:span> longest <text:span text:style-name="T9">=</text:span> <text:span text:style-name="T12">0</text:span><text:span text:style-name="T7">;</text:span></text:p>
        <text:p text:style-name="P17"><text:s text:c="4"/><text:span text:style-name="T10">string</text:span><text:span text:style-name="T9">*</text:span> longest_conj <text:span text:style-name="T9">=</text:span> <text:span text:style-name="T12">0</text:span><text:span text:style-name="T7">;</text:span></text:p>
        <text:p text:style-name="P25"/>
        <text:p text:style-name="P25"/>
        <text:p text:style-name="P17"><text:s text:c="4"/><text:span text:style-name="T3">unsigned</text:span> hashColl <text:span text:style-name="T9">=</text:span> <text:span text:style-name="T12">0</text:span><text:span text:style-name="T7">;</text:span></text:p>
        <text:p text:style-name="P17"><text:s text:c="4"/><text:span text:style-name="T3">while</text:span> <text:span text:style-name="T9">(</text:span>f <text:span text:style-name="T9">&gt;&gt;</text:span> buf<text:span text:style-name="T9">)</text:span> <text:span text:style-name="T7">{</text:span></text:p>
        <text:p text:style-name="P17"><text:s text:c="8"/><text:span text:style-name="T3">int</text:span> i <text:span text:style-name="T9">=</text:span> <text:span text:style-name="T12">0</text:span><text:span text:style-name="T7">;</text:span></text:p>
        <text:p text:style-name="P17"><text:s text:c="8"/><text:span text:style-name="T10">size_t</text:span> key <text:span text:style-name="T9">=</text:span> <text:span text:style-name="T12">0</text:span><text:span text:style-name="T7">;</text:span></text:p>
        <text:p text:style-name="P25"/>
        <text:p text:style-name="P17"><text:s text:c="8"/><text:span text:style-name="T3">for</text:span> <text:span text:style-name="T9">(</text:span><text:span text:style-name="T7">;</text:span> buf<text:span text:style-name="T9">[</text:span>i<text:span text:style-name="T9">]</text:span> <text:span text:style-name="T9">!=</text:span> <text:span text:style-name="T11">'\0'</text:span><text:span text:style-name="T7">;</text:span> i<text:span text:style-name="T9">++)</text:span></text:p>
        <text:p text:style-name="P17"><text:s text:c="12"/><text:span text:style-name="T13">// calculate hash of the string</text:span></text:p>
        <text:p text:style-name="P17"><text:s text:c="12"/>key <text:span text:style-name="T9">=</text:span> <text:span text:style-name="T9">(</text:span>key <text:span text:style-name="T9">+</text:span> lower<text:span text:style-name="T9">(</text:span>buf<text:span text:style-name="T9">[</text:span>i<text:span text:style-name="T9">])</text:span> <text:span text:style-name="T9">*</text:span> <text:span text:style-name="T12">3647</text:span><text:span text:style-name="T9">)</text:span> <text:span text:style-name="T9">%</text:span> HASH_SIZE<text:span text:style-name="T7">;</text:span></text:p>
        <text:p text:style-name="P17"><text:s text:c="8"/></text:p>
        <text:p text:style-name="P17"><text:s text:c="8"/><text:span text:style-name="T13">// i is now the length of the string</text:span></text:p>
        <text:p text:style-name="P17"><text:s text:c="8"/><text:span text:style-name="T3">if</text:span> <text:span text:style-name="T9">(</text:span>lower<text:span text:style-name="T9">(</text:span>buf<text:span text:style-name="T9">[</text:span><text:span text:style-name="T12">0</text:span><text:span text:style-name="T9">])</text:span> <text:span text:style-name="T9">&gt;</text:span> lower<text:span text:style-name="T9">(</text:span>buf<text:span text:style-name="T9">[</text:span>i <text:span text:style-name="T9">-</text:span> <text:span text:style-name="T12">1</text:span><text:span text:style-name="T9">]))</text:span> <text:span text:style-name="T7">{</text:span></text:p>
        <text:p text:style-name="P17"><text:s text:c="12"/><text:span text:style-name="T10">reverse</text:span><text:span text:style-name="T9">(</text:span>buf<text:span text:style-name="T9">,</text:span> buf <text:span text:style-name="T9">+</text:span> i<text:span text:style-name="T9">)</text:span><text:span text:style-name="T7">;</text:span></text:p>
        <text:p text:style-name="P17"><text:s text:c="12"/>buf<text:span text:style-name="T9">[</text:span>i<text:span text:style-name="T9">]</text:span> <text:span text:style-name="T9">=</text:span> <text:span text:style-name="T12">2</text:span><text:span text:style-name="T7">;</text:span></text:p>
        <text:p text:style-name="P17"><text:s text:c="8"/><text:span text:style-name="T7">}</text:span> <text:span text:style-name="T3">else</text:span> buf<text:span text:style-name="T9">[</text:span>i<text:span text:style-name="T9">]</text:span> <text:span text:style-name="T9">=</text:span> <text:span text:style-name="T12">1</text:span><text:span text:style-name="T7">;</text:span></text:p>
        <text:p text:style-name="P17"><text:s text:c="8"/>buf<text:span text:style-name="T9">[</text:span>i <text:span text:style-name="T9">+</text:span> <text:span text:style-name="T12">1</text:span><text:span text:style-name="T9">]</text:span> <text:span text:style-name="T9">=</text:span> <text:span text:style-name="T11">'\0'</text:span><text:span text:style-name="T7">;</text:span></text:p>
        <text:p text:style-name="P25"/>
        <text:p text:style-name="P25"/>
        <text:p text:style-name="P17"><text:s text:c="8"/><text:span text:style-name="T10">string</text:span><text:span text:style-name="T9">*</text:span> s <text:span text:style-name="T9">=</text:span> <text:span text:style-name="T3">new</text:span> <text:span text:style-name="T10">string</text:span><text:span text:style-name="T9">(</text:span>buf<text:span text:style-name="T9">)</text:span><text:span text:style-name="T7">;</text:span></text:p>
        <text:p text:style-name="P25"/>
        <text:p text:style-name="P17"><text:s text:c="8"/><text:span text:style-name="T13">// this should NOT happen</text:span></text:p>
        <text:p text:style-name="P17"><text:s text:c="8"/><text:span text:style-name="T3">if</text:span> <text:span text:style-name="T9">(</text:span>hashEntryUsed <text:span text:style-name="T9">==</text:span> HASH_SIZE<text:span text:style-name="T9">)</text:span> <text:span text:style-name="T7">{</text:span></text:p>
        <text:p text:style-name="P17"><text:s text:c="12"/><text:span text:style-name="T10">cerr</text:span> <text:span text:style-name="T9">&lt;&lt;</text:span> <text:span text:style-name="T2">"</text:span><text:span text:style-name="T11">Hash buckets full!</text:span><text:span text:style-name="T2">"</text:span> <text:span text:style-name="T9">&lt;&lt;</text:span> <text:span text:style-name="T10">endl</text:span><text:span text:style-name="T7">;</text:span></text:p>
        <text:p text:style-name="P17"><text:s text:c="12"/><text:span text:style-name="T10">system</text:span><text:span text:style-name="T9">(</text:span><text:span text:style-name="T2">"</text:span><text:span text:style-name="T11">pause</text:span><text:span text:style-name="T2">"</text:span><text:span text:style-name="T9">)</text:span><text:span text:style-name="T7">;</text:span></text:p>
        <text:p text:style-name="P17"><text:s text:c="12"/><text:span text:style-name="T3">return</text:span> <text:span text:style-name="T12">1</text:span><text:span text:style-name="T7">;</text:span></text:p>
        <text:p text:style-name="P17"><text:s text:c="8"/><text:span text:style-name="T7">}</text:span></text:p>
        <text:p text:style-name="P25"/>
        <text:p text:style-name="P17"><text:s text:c="8"/><text:span text:style-name="T3">while</text:span> <text:span text:style-name="T9">(</text:span>strHash<text:span text:style-name="T9">[</text:span>key<text:span text:style-name="T9">]</text:span> <text:span text:style-name="T9">!=</text:span> <text:span text:style-name="T12">0</text:span><text:span text:style-name="T9">)</text:span> <text:span text:style-name="T7">{</text:span></text:p>
        <text:p text:style-name="P17"><text:s text:c="12"/><text:span text:style-name="T13">// if the string is the same, we've found a candidate</text:span></text:p>
        <text:p text:style-name="P17"><text:s text:c="12"/><text:span text:style-name="T13">// otherwise use linear probing</text:span></text:p>
        <text:p text:style-name="P17"><text:s text:c="12"/><text:span text:style-name="T3">char</text:span> c1 <text:span text:style-name="T9">=</text:span> <text:span text:style-name="T9">(*</text:span>strHash<text:span text:style-name="T9">[</text:span>key<text:span text:style-name="T9">])[</text:span>strHash<text:span text:style-name="T9">[</text:span>key<text:span text:style-name="T9">]-&gt;</text:span>length<text:span text:style-name="T9">()</text:span> <text:span text:style-name="T9">-</text:span> <text:span text:style-name="T12">1</text:span><text:span text:style-name="T9">]</text:span><text:span text:style-name="T7">;</text:span></text:p>
        <text:p text:style-name="P17"><text:s text:c="12"/><text:span text:style-name="T3">char</text:span> c2 <text:span text:style-name="T9">=</text:span> <text:span text:style-name="T9">(*</text:span>s<text:span text:style-name="T9">)[</text:span>s<text:span text:style-name="T9">-&gt;</text:span>length<text:span text:style-name="T9">()</text:span> <text:span text:style-name="T9">-</text:span> <text:span text:style-name="T12">1</text:span><text:span text:style-name="T9">]</text:span><text:span text:style-name="T7">;</text:span></text:p>
        <text:p text:style-name="P25"/>
        <text:p text:style-name="P17"><text:s text:c="12"/><text:span text:style-name="T3">if</text:span> <text:span text:style-name="T9">(</text:span>c1 <text:span text:style-name="T9">!=</text:span> c2 <text:span text:style-name="T9">&amp;&amp;</text:span> hashEqual<text:span text:style-name="T9">(</text:span>strHash<text:span text:style-name="T9">[</text:span>key<text:span text:style-name="T9">],</text:span> s<text:span text:style-name="T9">))</text:span> <text:span text:style-name="T7">{</text:span></text:p>
        <text:p text:style-name="P17"><text:s text:c="16"/><text:span text:style-name="T3">if</text:span> <text:span text:style-name="T9">(!</text:span>longest <text:span text:style-name="T9">||</text:span> longest<text:span text:style-name="T9">-&gt;</text:span>length<text:span text:style-name="T9">()</text:span> <text:span text:style-name="T9">&lt;</text:span> s<text:span text:style-name="T9">-&gt;</text:span>length<text:span text:style-name="T9">())</text:span> <text:span text:style-name="T7">{</text:span></text:p>
        <text:p text:style-name="P17"><text:s text:c="20"/><text:span text:style-name="T3">if</text:span> <text:span text:style-name="T9">(</text:span>c1 <text:span text:style-name="T9">==</text:span> <text:span text:style-name="T12">1</text:span><text:span text:style-name="T9">)</text:span> <text:span text:style-name="T7">{</text:span></text:p>
        <text:p text:style-name="P17"><text:s text:c="24"/>longest <text:span text:style-name="T9">=</text:span> strHash<text:span text:style-name="T9">[</text:span>key<text:span text:style-name="T9">]</text:span><text:span text:style-name="T7">;</text:span></text:p>
        <text:p text:style-name="P17"><text:s text:c="24"/>longest_conj <text:span text:style-name="T9">=</text:span> s<text:span text:style-name="T7">;</text:span></text:p>
        <text:p text:style-name="P17"><text:s text:c="20"/><text:span text:style-name="T7">}</text:span> <text:span text:style-name="T3">else</text:span> <text:span text:style-name="T7">{</text:span></text:p>
        <text:p text:style-name="P17"><text:s text:c="24"/>longest <text:span text:style-name="T9">=</text:span> s<text:span text:style-name="T7">;</text:span></text:p>
        <text:p text:style-name="P17"><text:s text:c="24"/>longest_conj <text:span text:style-name="T9">=</text:span> strHash<text:span text:style-name="T9">[</text:span>key<text:span text:style-name="T9">]</text:span><text:span text:style-name="T7">;</text:span></text:p>
        <text:p text:style-name="P17"><text:s text:c="20"/><text:span text:style-name="T7">}</text:span></text:p>
        <text:p text:style-name="P17"><text:s text:c="20"/></text:p>
        <text:p text:style-name="P17"><text:s text:c="16"/><text:span text:style-name="T7">}</text:span></text:p>
        <text:p text:style-name="P17"><text:s text:c="12"/><text:span text:style-name="T7">}</text:span></text:p>
        <text:p text:style-name="P25"/>
        <text:p text:style-name="P17"><text:s text:c="12"/>key <text:span text:style-name="T9">=</text:span> <text:span text:style-name="T9">(</text:span>key <text:span text:style-name="T9">+</text:span> <text:span text:style-name="T12">1</text:span><text:span text:style-name="T9">)</text:span> <text:span text:style-name="T9">%</text:span> HASH_SIZE<text:span text:style-name="T7">;</text:span></text:p>
        <text:p text:style-name="P17"><text:s text:c="12"/>hashColl<text:span text:style-name="T9">++</text:span><text:span text:style-name="T7">;</text:span></text:p>
        <text:p text:style-name="P17"><text:s text:c="8"/><text:span text:style-name="T7">}</text:span></text:p>
        <text:p text:style-name="P17"><text:s text:c="8"/>strHash<text:span text:style-name="T9">[</text:span>key<text:span text:style-name="T9">]</text:span> <text:span text:style-name="T9">=</text:span> s<text:span text:style-name="T7">;</text:span></text:p>
        <text:p text:style-name="P17"><text:s text:c="8"/>hashEntryUsed<text:span text:style-name="T9">++</text:span><text:span text:style-name="T7">;</text:span></text:p>
        <text:p text:style-name="P17"><text:s text:c="4"/><text:span text:style-name="T7">}</text:span></text:p>
        <text:p text:style-name="P25"/>
        <text:p text:style-name="P17"><text:s text:c="4"/><text:span text:style-name="T10">cout</text:span> <text:span text:style-name="T9">&lt;&lt;</text:span> <text:span text:style-name="T2">"</text:span><text:span text:style-name="T11">collision count: </text:span><text:span text:style-name="T2">"</text:span> <text:span text:style-name="T9">&lt;&lt;</text:span> hashColl <text:span text:style-name="T9">&lt;&lt;</text:span> <text:span text:style-name="T10">endl</text:span><text:span text:style-name="T7">;</text:span></text:p>
        <text:p text:style-name="P25"/>
        <text:p text:style-name="P17"><text:s text:c="4"/><text:span text:style-name="T13">// clear the flag of the answer</text:span></text:p>
        <text:p text:style-name="P17"><text:s text:c="4"/>longest<text:span text:style-name="T9">-&gt;</text:span>erase<text:span text:style-name="T9">(</text:span>longest<text:span text:style-name="T9">-&gt;</text:span>length<text:span text:style-name="T9">()</text:span> <text:span text:style-name="T9">-</text:span> <text:span text:style-name="T12">1</text:span><text:span text:style-name="T9">)</text:span><text:span text:style-name="T7">;</text:span></text:p>
        <text:p text:style-name="P17"><text:s text:c="4"/>longest_conj<text:span text:style-name="T9">-&gt;</text:span>erase<text:span text:style-name="T9">(</text:span>longest_conj<text:span text:style-name="T9">-&gt;</text:span>length<text:span text:style-name="T9">()</text:span> <text:span text:style-name="T9">-</text:span> <text:span text:style-name="T12">1</text:span><text:span text:style-name="T9">)</text:span><text:span text:style-name="T7">;</text:span></text:p>
        <text:p text:style-name="P25"><text:soft-page-break/></text:p>
        <text:p text:style-name="P17"><text:s text:c="4"/><text:span text:style-name="T13">// reversed flag is true, so do reverse it back</text:span></text:p>
        <text:p text:style-name="P17"><text:s text:c="4"/><text:span text:style-name="T10">reverse</text:span><text:span text:style-name="T9">(</text:span>longest_conj<text:span text:style-name="T9">-&gt;</text:span>begin<text:span text:style-name="T9">(),</text:span> longest_conj<text:span text:style-name="T9">-&gt;</text:span>end<text:span text:style-name="T9">())</text:span><text:span text:style-name="T7">;</text:span></text:p>
        <text:p text:style-name="P25"/>
        <text:p text:style-name="P17"><text:s text:c="4"/><text:span text:style-name="T13">// output the answer</text:span></text:p>
        <text:p text:style-name="P17"><text:s text:c="4"/><text:span text:style-name="T3">if</text:span> <text:span text:style-name="T9">(</text:span>longest<text:span text:style-name="T9">)</text:span></text:p>
        <text:p text:style-name="P17"><text:s text:c="8"/><text:span text:style-name="T10">cout</text:span> <text:span text:style-name="T9">&lt;&lt;</text:span> <text:span text:style-name="T2">"</text:span><text:span text:style-name="T11">The longest reversible string is </text:span><text:span text:style-name="T17">\"</text:span><text:span text:style-name="T2">"</text:span></text:p>
        <text:p text:style-name="P17"><text:s text:c="13"/><text:span text:style-name="T9">&lt;&lt;</text:span> <text:span text:style-name="T9">*</text:span>longest <text:span text:style-name="T9">&lt;&lt;</text:span> <text:span text:style-name="T2">"</text:span><text:span text:style-name="T17">\"</text:span><text:span text:style-name="T11"> and </text:span><text:span text:style-name="T17">\"</text:span><text:span text:style-name="T2">"</text:span></text:p>
        <text:p text:style-name="P17"><text:s text:c="13"/><text:span text:style-name="T9">&lt;&lt;</text:span> <text:span text:style-name="T9">*</text:span>longest_conj <text:span text:style-name="T9">&lt;&lt;</text:span> <text:span text:style-name="T2">"</text:span><text:span text:style-name="T17">\"</text:span><text:span text:style-name="T11">, with its length </text:span><text:span text:style-name="T2">"</text:span></text:p>
        <text:p text:style-name="P17"><text:s text:c="13"/><text:span text:style-name="T9">&lt;&lt;</text:span> longest<text:span text:style-name="T9">-&gt;</text:span>length<text:span text:style-name="T9">()</text:span> <text:span text:style-name="T9">&lt;&lt;</text:span> <text:span text:style-name="T2">"</text:span><text:span text:style-name="T11">.</text:span><text:span text:style-name="T2">"</text:span></text:p>
        <text:p text:style-name="P17"><text:s text:c="13"/><text:span text:style-name="T9">&lt;&lt;</text:span> <text:span text:style-name="T10">endl</text:span><text:span text:style-name="T7">;</text:span></text:p>
        <text:p text:style-name="P17"><text:s text:c="4"/><text:span text:style-name="T3">else</text:span></text:p>
        <text:p text:style-name="P17"><text:s text:c="8"/><text:span text:style-name="T10">cout</text:span> <text:span text:style-name="T9">&lt;&lt;</text:span> <text:span text:style-name="T2">"</text:span><text:span text:style-name="T11">No reversible string found.</text:span><text:span text:style-name="T2">"</text:span><text:span text:style-name="T7">;</text:span></text:p>
        <text:p text:style-name="P25"/>
        <text:p text:style-name="P17"><text:s text:c="4"/><text:span text:style-name="T13">// for (size_t i = 0; i &lt; HASH_SIZE; i++) {</text:span></text:p>
        <text:p text:style-name="P17"><text:s text:c="4"/><text:span text:style-name="T13">// <text:s text:c="4"/>if (i % 10 != 0) continue;</text:span></text:p>
        <text:p text:style-name="P17"><text:s text:c="4"/><text:span text:style-name="T13">// <text:s text:c="4"/>if (i &amp;&amp; i % 1000 == 0) cout &lt;&lt; "|" &lt;&lt; endl;</text:span></text:p>
        <text:p text:style-name="P17"><text:s text:c="4"/><text:span text:style-name="T13">// <text:s text:c="4"/>if (strHash[i]) {</text:span></text:p>
        <text:p text:style-name="P17"><text:s text:c="4"/><text:span text:style-name="T13">// <text:s text:c="8"/>cout &lt;&lt; "*";</text:span></text:p>
        <text:p text:style-name="P17"><text:s text:c="4"/><text:span text:style-name="T13">// <text:s text:c="4"/>} else cout &lt;&lt; " ";</text:span></text:p>
        <text:p text:style-name="P17"><text:s text:c="4"/><text:span text:style-name="T13">// }</text:span></text:p>
        <text:p text:style-name="P17"><text:s text:c="4"/><text:span text:style-name="T13">// cout &lt;&lt; "#" &lt;&lt; endl;</text:span></text:p>
        <text:p text:style-name="P25"/>
        <text:p text:style-name="P17"><text:s text:c="4"/><text:span text:style-name="T13">// free the hash table</text:span></text:p>
        <text:p text:style-name="P17"><text:s text:c="4"/><text:span text:style-name="T3">for</text:span> <text:span text:style-name="T9">(</text:span><text:span text:style-name="T10">size_t</text:span> i <text:span text:style-name="T9">=</text:span> <text:span text:style-name="T12">0</text:span><text:span text:style-name="T7">;</text:span> i <text:span text:style-name="T9">&lt;</text:span> HASH_SIZE<text:span text:style-name="T7">;</text:span> i<text:span text:style-name="T9">++)</text:span></text:p>
        <text:p text:style-name="P17"><text:s text:c="8"/><text:span text:style-name="T3">delete</text:span> strHash<text:span text:style-name="T9">[</text:span>i<text:span text:style-name="T9">]</text:span><text:span text:style-name="T7">;</text:span></text:p>
        <text:p text:style-name="P25"/>
        <text:p text:style-name="P17"><text:s text:c="4"/><text:span text:style-name="T13">// system("pause");</text:span></text:p>
        <text:p text:style-name="P17"><text:s text:c="4"/><text:span text:style-name="T3">return</text:span> <text:span text:style-name="T12">0</text:span><text:span text:style-name="T7">;</text:span></text:p>
        <text:p text:style-name="P28">}</text:p>
      </text:section>
      <text:h text:style-name="P39" text:outline-level="1">B.</text:h>
      <text:p text:style-name="P13">//================================================================</text:p>
      <text:p text:style-name="P23">// <text:s/>PROGRAMMER <text:s/>: 潘廣霖</text:p>
      <text:p text:style-name="P23">// <text:s/>DATE <text:s text:c="7"/>: 2015-12-30</text:p>
      <text:p text:style-name="P23">// <text:s/>FILENAME <text:s text:c="3"/>: HW07B002.CPP</text:p>
      <text:p text:style-name="P23">// <text:s/>DESCRIPTION : A naive, OOP fraction calculator</text:p>
      <text:p text:style-name="P21">//================================================================</text:p>
      <text:section text:style-name="Sect1" text:name="區段3">
        <text:p text:style-name="P23"/>
        <text:p text:style-name="P19"><text:span text:style-name="T1">#include</text:span><text:span text:style-name="T2">&lt;</text:span><text:span text:style-name="T5">stdafx.h</text:span><text:span text:style-name="T2">&gt;</text:span></text:p>
        <text:p text:style-name="P19"><text:span text:style-name="T1">#include</text:span><text:span text:style-name="T2">&lt;</text:span><text:span text:style-name="T4">iostream</text:span><text:span text:style-name="T2">&gt;</text:span></text:p>
        <text:p text:style-name="P19"><text:span text:style-name="T1">#include</text:span><text:span text:style-name="T2">&lt;</text:span><text:span text:style-name="T4">iomanip</text:span><text:span text:style-name="T2">&gt;</text:span></text:p>
        <text:p text:style-name="P19"><text:span text:style-name="T1">#include</text:span><text:span text:style-name="T2">&lt;</text:span><text:span text:style-name="T4">sstream</text:span><text:span text:style-name="T2">&gt;</text:span></text:p>
        <text:p text:style-name="P19"><text:span text:style-name="T1">#include</text:span><text:span text:style-name="T2">&lt;</text:span><text:span text:style-name="T4">cstdlib</text:span><text:span text:style-name="T2">&gt;</text:span></text:p>
        <text:p text:style-name="P19"><text:span text:style-name="T1">#include</text:span><text:span text:style-name="T2">&lt;</text:span><text:span text:style-name="T4">cmath</text:span><text:span text:style-name="T2">&gt;</text:span></text:p>
        <text:p text:style-name="P26"/>
        <text:p text:style-name="P19"><text:span text:style-name="T3">using</text:span> <text:span text:style-name="T3">namespace</text:span> <text:span text:style-name="T6">std</text:span><text:span text:style-name="T7">;</text:span></text:p>
        <text:p text:style-name="P26"/>
        <text:p text:style-name="P23">// you can switch to long long here easily</text:p>
        <text:p text:style-name="P19"><text:span text:style-name="T3">typedef</text:span> <text:span text:style-name="T3">int</text:span> INTEGER<text:span text:style-name="T7">;</text:span></text:p>
        <text:p text:style-name="P26"/>
        <text:p text:style-name="P19">INTEGER gcd<text:span text:style-name="T9">(</text:span>INTEGER a<text:span text:style-name="T9">,</text:span> INTEGER b<text:span text:style-name="T9">)</text:span> <text:span text:style-name="T7">{</text:span></text:p>
        <text:p text:style-name="P19"><text:s text:c="4"/><text:span text:style-name="T3">return</text:span> a <text:span text:style-name="T7">?</text:span> gcd<text:span text:style-name="T9">(</text:span>b <text:span text:style-name="T9">%</text:span> a<text:span text:style-name="T9">,</text:span> a<text:span text:style-name="T9">)</text:span> <text:span text:style-name="T7">:</text:span> <text:span text:style-name="T10">abs</text:span><text:span text:style-name="T9">(</text:span>b<text:span text:style-name="T9">)</text:span><text:span text:style-name="T7">;</text:span></text:p>
        <text:p text:style-name="P30">}</text:p>
        <text:p text:style-name="P26"/>
        <text:p text:style-name="P19"><text:span text:style-name="T3">class</text:span> Fractions <text:span text:style-name="T7">{</text:span></text:p>
        <text:p text:style-name="P19"><text:span text:style-name="T3">public</text:span><text:span text:style-name="T18">:</text:span></text:p>
        <text:p text:style-name="P19"><text:s text:c="4"/>Fractions<text:span text:style-name="T9">()</text:span> <text:span text:style-name="T7">{</text:span> num <text:span text:style-name="T9">=</text:span> <text:span text:style-name="T12">0</text:span><text:span text:style-name="T7">;</text:span> denom <text:span text:style-name="T9">=</text:span> <text:span text:style-name="T12">1</text:span><text:span text:style-name="T7">;</text:span> <text:span text:style-name="T7">}</text:span></text:p>
        <text:p text:style-name="P19"><text:s text:c="4"/>Fractions<text:span text:style-name="T9">(</text:span>INTEGER n<text:span text:style-name="T9">,</text:span> INTEGER d<text:span text:style-name="T9">)</text:span> <text:span text:style-name="T7">{</text:span></text:p>
        <text:p text:style-name="P19"><text:s text:c="8"/><text:span text:style-name="T3">if</text:span> <text:span text:style-name="T9">(</text:span>d <text:span text:style-name="T9">==</text:span> <text:span text:style-name="T12">0</text:span><text:span text:style-name="T9">)</text:span> <text:span text:style-name="T3">throw</text:span> <text:span text:style-name="T3">false</text:span><text:span text:style-name="T7">;</text:span></text:p>
        <text:p text:style-name="P19"><text:s text:c="8"/>num <text:span text:style-name="T9">=</text:span> n<text:span text:style-name="T7">;</text:span></text:p>
        <text:p text:style-name="P19"><text:s text:c="8"/>denom <text:span text:style-name="T9">=</text:span> d<text:span text:style-name="T7">;</text:span></text:p>
        <text:p text:style-name="P19"><text:s text:c="8"/>normalize<text:span text:style-name="T9">()</text:span><text:span text:style-name="T7">;</text:span></text:p>
        <text:p text:style-name="P19"><text:s text:c="4"/><text:span text:style-name="T7">}</text:span></text:p>
        <text:p text:style-name="P19"><text:s text:c="4"/><text:span text:style-name="T3">friend</text:span> <text:span text:style-name="T10">ostream</text:span><text:span text:style-name="T9">&amp;</text:span> <text:span text:style-name="T3">operator</text:span> <text:span text:style-name="T9">&lt;&lt;</text:span> <text:span text:style-name="T9">(</text:span><text:span text:style-name="T10">ostream</text:span><text:span text:style-name="T9">&amp;,</text:span> <text:span text:style-name="T3">const</text:span> Fractions<text:span text:style-name="T9">&amp;)</text:span><text:span text:style-name="T7">;</text:span></text:p>
        <text:p text:style-name="P19"><text:s text:c="4"/></text:p>
        <text:p text:style-name="P19"><text:s text:c="4"/>Fractions <text:span text:style-name="T3">operator</text:span> <text:span text:style-name="T9">+</text:span> <text:span text:style-name="T9">(</text:span>Fractions rhs<text:span text:style-name="T9">)</text:span> <text:span text:style-name="T7">{</text:span></text:p>
        <text:p text:style-name="P19"><text:s text:c="8"/>INTEGER d <text:span text:style-name="T9">=</text:span> gcd<text:span text:style-name="T9">(</text:span>denom<text:span text:style-name="T9">,</text:span> rhs<text:span text:style-name="T9">.</text:span>denom<text:span text:style-name="T9">)</text:span><text:span text:style-name="T7">;</text:span></text:p>
        <text:p text:style-name="P19"><text:s text:c="8"/><text:span text:style-name="T3">return</text:span> Fractions<text:span text:style-name="T9">(</text:span>rhs<text:span text:style-name="T9">.</text:span>denom <text:span text:style-name="T9">/</text:span> d <text:span text:style-name="T9">*</text:span> num <text:span text:style-name="T9">+</text:span> denom <text:span text:style-name="T9">/</text:span> d <text:span text:style-name="T9">*</text:span> rhs<text:span text:style-name="T9">.</text:span>num<text:span text:style-name="T9">,</text:span> denom <text:span text:style-name="T9">/</text:span> d <text:span text:style-name="T9">*</text:span> rhs<text:span text:style-name="T9">.</text:span>denom<text:span text:style-name="T9">)</text:span><text:span text:style-name="T7">;</text:span></text:p>
        <text:p text:style-name="P19"><text:s text:c="4"/><text:span text:style-name="T7">}</text:span></text:p>
        <text:p text:style-name="P19"><text:s text:c="4"/>Fractions <text:span text:style-name="T3">operator</text:span> <text:span text:style-name="T9">-</text:span> <text:span text:style-name="T9">(</text:span>Fractions rhs<text:span text:style-name="T9">)</text:span> <text:span text:style-name="T7">{</text:span></text:p>
        <text:p text:style-name="P19"><text:s text:c="8"/>INTEGER d <text:span text:style-name="T9">=</text:span> gcd<text:span text:style-name="T9">(</text:span>denom<text:span text:style-name="T9">,</text:span> rhs<text:span text:style-name="T9">.</text:span>denom<text:span text:style-name="T9">)</text:span><text:span text:style-name="T7">;</text:span></text:p>
        <text:p text:style-name="P19"><text:s text:c="8"/><text:span text:style-name="T3">return</text:span> Fractions<text:span text:style-name="T9">(</text:span>rhs<text:span text:style-name="T9">.</text:span>denom <text:span text:style-name="T9">/</text:span> d <text:span text:style-name="T9">*</text:span> num <text:span text:style-name="T9">-</text:span> denom <text:span text:style-name="T9">/</text:span> d <text:span text:style-name="T9">*</text:span> rhs<text:span text:style-name="T9">.</text:span>num<text:span text:style-name="T9">,</text:span> denom <text:span text:style-name="T9">/</text:span> d <text:span text:style-name="T9">*</text:span> rhs<text:span text:style-name="T9">.</text:span>denom<text:span text:style-name="T9">)</text:span><text:span text:style-name="T7">;</text:span></text:p>
        <text:p text:style-name="P19"><text:s text:c="4"/><text:span text:style-name="T7">}</text:span></text:p>
        <text:p text:style-name="P19"><text:s text:c="4"/>Fractions <text:span text:style-name="T3">operator</text:span> <text:span text:style-name="T9">*</text:span> <text:span text:style-name="T9">(</text:span>Fractions rhs<text:span text:style-name="T9">)</text:span> <text:span text:style-name="T7">{</text:span></text:p>
        <text:p text:style-name="P19"><text:s text:c="8"/><text:span text:style-name="T13">// </text:span><text:span text:style-name="T19">TODO: avoid overflow</text:span></text:p>
        <text:p text:style-name="P19"><text:s text:c="8"/><text:span text:style-name="T3">return</text:span> Fractions<text:span text:style-name="T9">(</text:span>num <text:span text:style-name="T9">*</text:span> rhs<text:span text:style-name="T9">.</text:span>num<text:span text:style-name="T9">,</text:span> denom <text:span text:style-name="T9">*</text:span> rhs<text:span text:style-name="T9">.</text:span>denom<text:span text:style-name="T9">)</text:span><text:span text:style-name="T7">;</text:span></text:p>
        <text:p text:style-name="P19"><text:s text:c="4"/><text:span text:style-name="T7">}</text:span></text:p>
        <text:p text:style-name="P19"><text:s text:c="4"/>Fractions <text:span text:style-name="T3">operator</text:span> <text:span text:style-name="T9">/</text:span> <text:span text:style-name="T9">(</text:span>Fractions rhs<text:span text:style-name="T9">)</text:span> <text:span text:style-name="T7">{</text:span></text:p>
        <text:p text:style-name="P19"><text:s text:c="8"/><text:span text:style-name="T13">// </text:span><text:span text:style-name="T19">TODO: avoid overflow</text:span></text:p>
        <text:p text:style-name="P19"><text:s text:c="8"/>INTEGER n <text:span text:style-name="T9">=</text:span> denom <text:span text:style-name="T9">*</text:span> rhs<text:span text:style-name="T9">.</text:span>num<text:span text:style-name="T7">;</text:span></text:p>
        <text:p text:style-name="P19"><text:s text:c="8"/><text:span text:style-name="T3">if</text:span> <text:span text:style-name="T9">(</text:span>n <text:span text:style-name="T9">==</text:span> <text:span text:style-name="T12">0</text:span><text:span text:style-name="T9">)</text:span> <text:span text:style-name="T3">throw</text:span> <text:span text:style-name="T3">false</text:span><text:span text:style-name="T7">;</text:span></text:p>
        <text:p text:style-name="P19"><text:s text:c="8"/><text:span text:style-name="T3">return</text:span> Fractions<text:span text:style-name="T9">(</text:span>num <text:span text:style-name="T9">*</text:span> rhs<text:span text:style-name="T9">.</text:span>denom<text:span text:style-name="T9">,</text:span> n<text:span text:style-name="T9">)</text:span><text:span text:style-name="T7">;</text:span></text:p>
        <text:p text:style-name="P19"><text:s text:c="4"/><text:span text:style-name="T7">}</text:span></text:p>
        <text:p text:style-name="P19"><text:span text:style-name="T3">private</text:span><text:span text:style-name="T18">:</text:span></text:p>
        <text:p text:style-name="P19"><text:s text:c="4"/><text:span text:style-name="T3">int</text:span> num<text:span text:style-name="T7">;</text:span></text:p>
        <text:p text:style-name="P19"><text:s text:c="4"/><text:span text:style-name="T3">int</text:span> denom<text:span text:style-name="T7">;</text:span></text:p>
        <text:p text:style-name="P19"><text:s text:c="3"/></text:p>
        <text:p text:style-name="P19"><text:s text:c="4"/><text:span text:style-name="T3">void</text:span> normalize<text:span text:style-name="T9">()</text:span> <text:span text:style-name="T7">{</text:span></text:p>
        <text:p text:style-name="P19"><text:s text:c="8"/><text:span text:style-name="T3">int</text:span> g <text:span text:style-name="T9">=</text:span> gcd<text:span text:style-name="T9">(</text:span>num<text:span text:style-name="T9">,</text:span> denom<text:span text:style-name="T9">)</text:span><text:span text:style-name="T7">;</text:span></text:p>
        <text:p text:style-name="P19"><text:s text:c="8"/>num <text:span text:style-name="T9">/=</text:span> g<text:span text:style-name="T7">;</text:span></text:p>
        <text:p text:style-name="P19"><text:s text:c="8"/>denom <text:span text:style-name="T9">/=</text:span> g<text:span text:style-name="T7">;</text:span></text:p>
        <text:p text:style-name="P19"><text:s text:c="8"/><text:span text:style-name="T13">// take negative sign to the numerator</text:span></text:p>
        <text:p text:style-name="P19"><text:s text:c="8"/><text:span text:style-name="T3">if</text:span> <text:span text:style-name="T9">(</text:span>denom <text:span text:style-name="T9">&lt;</text:span> <text:span text:style-name="T12">0</text:span><text:span text:style-name="T9">)</text:span> <text:span text:style-name="T7">{</text:span></text:p>
        <text:p text:style-name="P19"><text:s text:c="12"/>num <text:span text:style-name="T9">*=</text:span> <text:span text:style-name="T9">-</text:span><text:span text:style-name="T12">1</text:span><text:span text:style-name="T7">;</text:span></text:p>
        <text:p text:style-name="P19"><text:s text:c="12"/>denom <text:span text:style-name="T9">*=</text:span> <text:span text:style-name="T9">-</text:span><text:span text:style-name="T12">1</text:span><text:span text:style-name="T7">;</text:span></text:p>
        <text:p text:style-name="P19"><text:s text:c="8"/><text:span text:style-name="T7">}</text:span></text:p>
        <text:p text:style-name="P19"><text:s text:c="4"/><text:span text:style-name="T7">}</text:span></text:p>
        <text:p text:style-name="P30">};</text:p>
        <text:p text:style-name="P26"/>
        <text:p text:style-name="P19"><text:span text:style-name="T10">ostream</text:span><text:span text:style-name="T9">&amp;</text:span> <text:span text:style-name="T3">operator</text:span> <text:span text:style-name="T9">&lt;&lt;</text:span> <text:span text:style-name="T9">(</text:span><text:span text:style-name="T10">ostream</text:span><text:span text:style-name="T9">&amp;</text:span> os<text:span text:style-name="T9">,</text:span> <text:span text:style-name="T3">const</text:span> Fractions<text:span text:style-name="T9">&amp;</text:span> f<text:span text:style-name="T9">)</text:span> <text:span text:style-name="T7">{</text:span></text:p>
        <text:p text:style-name="P19"><text:s text:c="4"/><text:span text:style-name="T3">if</text:span> <text:span text:style-name="T9">(</text:span>f<text:span text:style-name="T9">.</text:span>denom <text:span text:style-name="T9">==</text:span> <text:span text:style-name="T12">1</text:span><text:span text:style-name="T9">)</text:span> <text:span text:style-name="T7">{</text:span></text:p>
        <text:p text:style-name="P19"><text:s text:c="8"/><text:span text:style-name="T13">// avoid fractions like (2/1), they are integers</text:span></text:p>
        <text:p text:style-name="P19"><text:s text:c="8"/>os <text:span text:style-name="T9">&lt;&lt;</text:span> f<text:span text:style-name="T9">.</text:span>num<text:span text:style-name="T7">;</text:span></text:p>
        <text:p text:style-name="P19"><text:soft-page-break/><text:s text:c="8"/><text:span text:style-name="T3">return</text:span> os<text:span text:style-name="T7">;</text:span></text:p>
        <text:p text:style-name="P19"><text:s text:c="4"/><text:span text:style-name="T7">}</text:span></text:p>
        <text:p text:style-name="P19"><text:s text:c="4"/>os <text:span text:style-name="T9">&lt;&lt;</text:span> <text:span text:style-name="T2">"</text:span><text:span text:style-name="T11">(</text:span><text:span text:style-name="T2">"</text:span> <text:span text:style-name="T9">&lt;&lt;</text:span> f<text:span text:style-name="T9">.</text:span>num <text:span text:style-name="T9">&lt;&lt;</text:span> <text:span text:style-name="T2">"</text:span><text:span text:style-name="T11">/</text:span><text:span text:style-name="T2">"</text:span> <text:span text:style-name="T9">&lt;&lt;</text:span> f<text:span text:style-name="T9">.</text:span>denom <text:span text:style-name="T9">&lt;&lt;</text:span> <text:span text:style-name="T2">"</text:span><text:span text:style-name="T11">)</text:span><text:span text:style-name="T2">"</text:span><text:span text:style-name="T7">;</text:span></text:p>
        <text:p text:style-name="P19"><text:s text:c="4"/><text:span text:style-name="T3">return</text:span> os<text:span text:style-name="T7">;</text:span></text:p>
        <text:p text:style-name="P30">}</text:p>
        <text:p text:style-name="P26"/>
        <text:p text:style-name="P19"><text:span text:style-name="T3">inline</text:span> <text:span text:style-name="T3">bool</text:span> isValidOp<text:span text:style-name="T9">(</text:span><text:span text:style-name="T3">char</text:span> op<text:span text:style-name="T9">)</text:span> <text:span text:style-name="T7">{</text:span></text:p>
        <text:p text:style-name="P19"><text:s text:c="4"/><text:span text:style-name="T3">return</text:span> <text:span text:style-name="T9">(</text:span>op <text:span text:style-name="T9">==</text:span> <text:span text:style-name="T11">'+'</text:span> <text:span text:style-name="T9">||</text:span> op <text:span text:style-name="T9">==</text:span> <text:span text:style-name="T11">'-'</text:span> <text:span text:style-name="T9">||</text:span> op <text:span text:style-name="T9">==</text:span> <text:span text:style-name="T11">'*'</text:span> <text:span text:style-name="T9">||</text:span> op <text:span text:style-name="T9">==</text:span> <text:span text:style-name="T11">'/'</text:span><text:span text:style-name="T9">)</text:span><text:span text:style-name="T7">;</text:span></text:p>
        <text:p text:style-name="P30">}</text:p>
        <text:p text:style-name="P26"/>
        <text:p text:style-name="P19"><text:span text:style-name="T3">void</text:span> printHeader<text:span text:style-name="T9">()</text:span> <text:span text:style-name="T7">{</text:span></text:p>
        <text:p text:style-name="P19"><text:s text:c="4"/><text:span text:style-name="T10">cout</text:span> <text:span text:style-name="T9">&lt;&lt;</text:span> <text:span text:style-name="T2">"</text:span><text:span text:style-name="T11">========= FRACTION CALCULATOR =========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Syntax: &lt;fraction&gt; [&lt;op&gt; &lt;fraction&gt;]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Input '?' for more details.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=======================================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10">endl</text:span><text:span text:style-name="T7">;</text:span></text:p>
        <text:p text:style-name="P30">}</text:p>
        <text:p text:style-name="P26"/>
        <text:p text:style-name="P19"><text:span text:style-name="T3">void</text:span> printUsage<text:span text:style-name="T9">()</text:span> <text:span text:style-name="T7">{</text:span></text:p>
        <text:p text:style-name="P19"><text:s text:c="4"/><text:span text:style-name="T10">cout</text:span> <text:span text:style-name="T9">&lt;&lt;</text:span> <text:span text:style-name="T2">"</text:span><text:span text:style-name="T11">=============================================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Grammar: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 &lt;fraction&gt;: &lt;INT&gt; ['/' &lt;INT&gt;]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 <text:s text:c="6"/>&lt;op&gt;: '+' | '-' | '*' | '/'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Examples: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 <text:s/></text:span><text:span text:style-name="T17">\"</text:span><text:span text:style-name="T11">1/3+2/5</text:span><text:span text:style-name="T17">\"</text:span><text:span text:style-name="T11">: (1/3) + (2/5) =&gt; (11/15)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 <text:s/></text:span><text:span text:style-name="T17">\"</text:span><text:span text:style-name="T11">-3/4-4</text:span><text:span text:style-name="T17">\"</text:span><text:span text:style-name="T11">: (-3/4) - (4/1) =&gt; (-19/4)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 <text:s/></text:span><text:span text:style-name="T17">\"</text:span><text:span text:style-name="T11">6/2/2/1</text:span><text:span text:style-name="T17">\"</text:span><text:span text:style-name="T11">: (6/2) / (2/1) =&gt; (3/2)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 <text:s/></text:span><text:span text:style-name="T17">\"</text:span><text:span text:style-name="T11">7/0</text:span><text:span text:style-name="T17">\"</text:span><text:span text:style-name="T11">: error, divided by zero!!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 <text:s/></text:span><text:span text:style-name="T17">\"</text:span><text:span text:style-name="T11">7/2/0/1</text:span><text:span text:style-name="T17">\"</text:span><text:span text:style-name="T11">: (7/2) / (0/1) =&gt; error!!</text:span><text:span text:style-name="T2">"</text:span> <text:span text:style-name="T9">&lt;&lt;</text:span> <text:span text:style-name="T10">endl</text:span><text:span text:style-name="T7">;</text:span> <text:s/></text:p>
        <text:p text:style-name="P19"><text:s text:c="4"/><text:span text:style-name="T10">cout</text:span> <text:span text:style-name="T9">&lt;&lt;</text:span> <text:span text:style-name="T2">"</text:span><text:span text:style-name="T11">Notes:</text:span><text:span text:style-name="T2">"</text:span> <text:span text:style-name="T9">&lt;&lt;</text:span> <text:span text:style-name="T10">endl</text:span><text:span text:style-name="T7">;</text:span> <text:s/></text:p>
        <text:p text:style-name="P19"><text:s text:c="4"/><text:span text:style-name="T10">cout</text:span> <text:span text:style-name="T9">&lt;&lt;</text:span> <text:span text:style-name="T2">"</text:span><text:span text:style-name="T11"> <text:s/>* Never divide with zero. Never.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 <text:s/>* The input format is different from common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 <text:s text:c="3"/>expressions in real life.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2">"</text:span><text:span text:style-name="T11">=============================================</text:span><text:span text:style-name="T2">"</text:span> <text:span text:style-name="T9">&lt;&lt;</text:span> <text:span text:style-name="T10">endl</text:span><text:span text:style-name="T7">;</text:span></text:p>
        <text:p text:style-name="P19"><text:s text:c="4"/><text:span text:style-name="T10">cout</text:span> <text:span text:style-name="T9">&lt;&lt;</text:span> <text:span text:style-name="T10">endl</text:span><text:span text:style-name="T7">;</text:span></text:p>
        <text:p text:style-name="P30">}</text:p>
        <text:p text:style-name="P26"/>
        <text:p text:style-name="P19"><text:span text:style-name="T3">bool</text:span> parseError<text:span text:style-name="T9">(</text:span><text:span text:style-name="T10">stringstream</text:span><text:span text:style-name="T9">&amp;</text:span> ss<text:span text:style-name="T9">,</text:span> <text:span text:style-name="T10">string</text:span> errMessage<text:span text:style-name="T9">,</text:span> <text:span text:style-name="T3">int</text:span> offset <text:span text:style-name="T9">=</text:span> <text:span text:style-name="T12">0</text:span><text:span text:style-name="T9">)</text:span> <text:span text:style-name="T7">{</text:span></text:p>
        <text:p text:style-name="P19"><text:s text:c="4"/>ss<text:span text:style-name="T9">.</text:span>clear<text:span text:style-name="T9">()</text:span><text:span text:style-name="T7">;</text:span></text:p>
        <text:p text:style-name="P19"><text:s text:c="4"/><text:span text:style-name="T3">int</text:span> colNo <text:span text:style-name="T9">=</text:span> <text:span text:style-name="T9">(</text:span><text:span text:style-name="T3">int</text:span><text:span text:style-name="T9">)</text:span> ss<text:span text:style-name="T9">.</text:span>tellg<text:span text:style-name="T9">()</text:span><text:span text:style-name="T7">;</text:span></text:p>
        <text:p text:style-name="P19"><text:s text:c="4"/><text:span text:style-name="T3">if</text:span> <text:span text:style-name="T9">(</text:span>colNo <text:span text:style-name="T9">&lt;=</text:span> <text:span text:style-name="T12">0</text:span><text:span text:style-name="T9">)</text:span> colNo <text:span text:style-name="T9">=</text:span> <text:span text:style-name="T12">1</text:span><text:span text:style-name="T7">;</text:span></text:p>
        <text:p text:style-name="P19"><text:s text:c="4"/>colNo <text:span text:style-name="T9">+=</text:span> offset<text:span text:style-name="T7">;</text:span></text:p>
        <text:p text:style-name="P19"><text:s text:c="4"/><text:span text:style-name="T10">cerr</text:span> </text:p>
        <text:p text:style-name="P19"><text:s text:c="4"/><text:span text:style-name="T13">// <text:s text:c="2"/>&lt;&lt; ss.str() &lt;&lt; endl</text:span></text:p>
        <text:p text:style-name="P19"><text:s text:c="9"/><text:span text:style-name="T9">&lt;&lt;</text:span> <text:span text:style-name="T10">setw</text:span><text:span text:style-name="T9">(</text:span>colNo<text:span text:style-name="T9">)</text:span> <text:span text:style-name="T9">&lt;&lt;</text:span> right <text:span text:style-name="T9">&lt;&lt;</text:span> <text:span text:style-name="T2">"</text:span><text:span text:style-name="T11">^</text:span><text:span text:style-name="T2">"</text:span> <text:span text:style-name="T9">&lt;&lt;</text:span> <text:span text:style-name="T10">endl</text:span></text:p>
        <text:p text:style-name="P19"><text:s text:c="9"/><text:span text:style-name="T9">&lt;&lt;</text:span> <text:span text:style-name="T2">"</text:span><text:span text:style-name="T11">Parse error: col #</text:span><text:span text:style-name="T2">"</text:span> <text:span text:style-name="T9">&lt;&lt;</text:span> colNo <text:span text:style-name="T9">&lt;&lt;</text:span> <text:span text:style-name="T2">"</text:span><text:span text:style-name="T11">, </text:span><text:span text:style-name="T2">"</text:span> <text:span text:style-name="T9">&lt;&lt;</text:span> errMessage <text:span text:style-name="T9">&lt;&lt;</text:span> <text:span text:style-name="T10">endl</text:span><text:span text:style-name="T7">;</text:span></text:p>
        <text:p text:style-name="P19"><text:s text:c="4"/><text:span text:style-name="T3">return</text:span> <text:span text:style-name="T3">false</text:span><text:span text:style-name="T7">;</text:span></text:p>
        <text:p text:style-name="P30">}</text:p>
        <text:p text:style-name="P26"/>
        <text:p text:style-name="P19"><text:span text:style-name="T3">bool</text:span> inputOperator<text:span text:style-name="T9">(</text:span><text:span text:style-name="T10">stringstream</text:span><text:span text:style-name="T9">&amp;</text:span> s<text:span text:style-name="T9">,</text:span> <text:span text:style-name="T3">char</text:span><text:span text:style-name="T9">&amp;</text:span> op<text:span text:style-name="T9">)</text:span> <text:span text:style-name="T7">{</text:span></text:p>
        <text:p text:style-name="P19"><text:s text:c="4"/>s <text:span text:style-name="T9">&gt;&gt;</text:span> op<text:span text:style-name="T7">;</text:span></text:p>
        <text:p text:style-name="P19"><text:s text:c="4"/><text:span text:style-name="T3">if</text:span> <text:span text:style-name="T9">(</text:span>s<text:span text:style-name="T9">.</text:span>fail<text:span text:style-name="T9">())</text:span> <text:span text:style-name="T7">{</text:span></text:p>
        <text:p text:style-name="P19"><text:s text:c="8"/>op <text:span text:style-name="T9">=</text:span> <text:span text:style-name="T11">'\0'</text:span><text:span text:style-name="T7">;</text:span></text:p>
        <text:p text:style-name="P19"><text:s text:c="8"/><text:span text:style-name="T3">return</text:span> <text:span text:style-name="T3">true</text:span><text:span text:style-name="T7">;</text:span></text:p>
        <text:p text:style-name="P19"><text:s text:c="4"/><text:span text:style-name="T7">}</text:span></text:p>
        <text:p text:style-name="P19"><text:s text:c="4"/><text:span text:style-name="T3">if</text:span> <text:span text:style-name="T9">(!</text:span>isValidOp<text:span text:style-name="T9">(</text:span>op<text:span text:style-name="T9">))</text:span></text:p>
        <text:p text:style-name="P19"><text:s text:c="8"/><text:span text:style-name="T3">return</text:span> parseError<text:span text:style-name="T9">(</text:span>s<text:span text:style-name="T9">,</text:span> <text:span text:style-name="T2">"</text:span><text:span text:style-name="T11">invalid operator!!</text:span><text:span text:style-name="T2">"</text:span><text:span text:style-name="T9">)</text:span><text:span text:style-name="T7">;</text:span></text:p>
        <text:p text:style-name="P19"><text:s text:c="4"/><text:span text:style-name="T3">return</text:span> <text:span text:style-name="T3">true</text:span><text:span text:style-name="T7">;</text:span></text:p>
        <text:p text:style-name="P30">}</text:p>
        <text:p text:style-name="P26"/>
        <text:p text:style-name="P19"><text:span text:style-name="T3">bool</text:span> inputFraction<text:span text:style-name="T9">(</text:span><text:span text:style-name="T10">stringstream</text:span><text:span text:style-name="T9">&amp;</text:span> s<text:span text:style-name="T9">,</text:span> INTEGER<text:span text:style-name="T9">&amp;</text:span> x<text:span text:style-name="T9">,</text:span> INTEGER<text:span text:style-name="T9">&amp;</text:span> y<text:span text:style-name="T9">)</text:span> <text:span text:style-name="T7">{</text:span></text:p>
        <text:p text:style-name="P19"><text:s text:c="4"/>s <text:span text:style-name="T9">&gt;&gt;</text:span> x<text:span text:style-name="T7">;</text:span></text:p>
        <text:p text:style-name="P19"><text:s text:c="4"/><text:span text:style-name="T3">if</text:span> <text:span text:style-name="T9">(</text:span>s<text:span text:style-name="T9">.</text:span>fail<text:span text:style-name="T9">()</text:span> <text:span text:style-name="T9">&amp;&amp;</text:span> s<text:span text:style-name="T9">.</text:span>eof<text:span text:style-name="T9">())</text:span></text:p>
        <text:p text:style-name="P19"><text:s text:c="8"/><text:span text:style-name="T3">return</text:span> parseError<text:span text:style-name="T9">(</text:span>s<text:span text:style-name="T9">,</text:span> <text:span text:style-name="T2">"</text:span><text:span text:style-name="T11">numerator expected!!</text:span><text:span text:style-name="T2">"</text:span><text:span text:style-name="T9">)</text:span><text:span text:style-name="T7">;</text:span> <text:s text:c="7"/></text:p>
        <text:p text:style-name="P19"><text:s text:c="4"/><text:span text:style-name="T3">if</text:span> <text:span text:style-name="T9">(</text:span>s<text:span text:style-name="T9">.</text:span>fail<text:span text:style-name="T9">())</text:span></text:p>
        <text:p text:style-name="P19"><text:s text:c="8"/><text:span text:style-name="T3">return</text:span> parseError<text:span text:style-name="T9">(</text:span>s<text:span text:style-name="T9">,</text:span> <text:span text:style-name="T2">"</text:span><text:span text:style-name="T11">invalid numerator!!</text:span><text:span text:style-name="T2">"</text:span><text:span text:style-name="T9">)</text:span><text:span text:style-name="T7">;</text:span></text:p>
        <text:p text:style-name="P19"><text:s text:c="4"/></text:p>
        <text:p text:style-name="P19"><text:s text:c="4"/><text:span text:style-name="T3">char</text:span> c<text:span text:style-name="T7">;</text:span></text:p>
        <text:p text:style-name="P19"><text:s text:c="4"/>s <text:span text:style-name="T9">&gt;&gt;</text:span> c<text:span text:style-name="T7">;</text:span></text:p>
        <text:p text:style-name="P19"><text:s text:c="4"/><text:span text:style-name="T3">if</text:span> <text:span text:style-name="T9">(</text:span>c <text:span text:style-name="T9">!=</text:span> <text:span text:style-name="T11">'/'</text:span><text:span text:style-name="T9">)</text:span> <text:span text:style-name="T7">{</text:span></text:p>
        <text:p text:style-name="P19"><text:s text:c="8"/>y <text:span text:style-name="T9">=</text:span> <text:span text:style-name="T12">1</text:span><text:span text:style-name="T7">;</text:span></text:p>
        <text:p text:style-name="P19"><text:s text:c="8"/>s<text:span text:style-name="T9">.</text:span>unget<text:span text:style-name="T9">()</text:span><text:span text:style-name="T7">;</text:span></text:p>
        <text:p text:style-name="P19"><text:s text:c="8"/><text:span text:style-name="T3">return</text:span> <text:span text:style-name="T3">true</text:span><text:span text:style-name="T7">;</text:span></text:p>
        <text:p text:style-name="P19"><text:s text:c="8"/><text:span text:style-name="T13">//return parseError(s, "\"/\" expected for a fraction</text:span><text:span text:style-name="T19">!!</text:span><text:span text:style-name="T13">");</text:span></text:p>
        <text:p text:style-name="P19"><text:s text:c="4"/><text:span text:style-name="T7">}</text:span></text:p>
        <text:p text:style-name="P19"><text:s text:c="4"/></text:p>
        <text:p text:style-name="P19"><text:s text:c="4"/>s <text:span text:style-name="T9">&gt;&gt;</text:span> y<text:span text:style-name="T7">;</text:span></text:p>
        <text:p text:style-name="P19"><text:s text:c="4"/><text:span text:style-name="T3">if</text:span> <text:span text:style-name="T9">(</text:span>s<text:span text:style-name="T9">.</text:span>fail<text:span text:style-name="T9">()</text:span> <text:span text:style-name="T9">&amp;&amp;</text:span> s<text:span text:style-name="T9">.</text:span>eof<text:span text:style-name="T9">())</text:span> </text:p>
        <text:p text:style-name="P19"><text:s text:c="8"/><text:span text:style-name="T3">return</text:span> parseError<text:span text:style-name="T9">(</text:span>s<text:span text:style-name="T9">,</text:span> <text:span text:style-name="T2">"</text:span><text:span text:style-name="T11">denominator expected!!</text:span><text:span text:style-name="T2">"</text:span><text:span text:style-name="T9">,</text:span> <text:span text:style-name="T12">1</text:span><text:span text:style-name="T9">)</text:span><text:span text:style-name="T7">;</text:span></text:p>
        <text:p text:style-name="P19"><text:s text:c="4"/><text:span text:style-name="T3">if</text:span> <text:span text:style-name="T9">(</text:span>s<text:span text:style-name="T9">.</text:span>fail<text:span text:style-name="T9">())</text:span></text:p>
        <text:p text:style-name="P19"><text:s text:c="8"/><text:span text:style-name="T3">return</text:span> parseError<text:span text:style-name="T9">(</text:span>s<text:span text:style-name="T9">,</text:span> <text:span text:style-name="T2">"</text:span><text:span text:style-name="T11">invalid denominator!!</text:span><text:span text:style-name="T2">"</text:span><text:span text:style-name="T9">,</text:span> <text:span text:style-name="T12">1</text:span><text:span text:style-name="T9">)</text:span><text:span text:style-name="T7">;</text:span></text:p>
        <text:p text:style-name="P19"><text:s text:c="8"/></text:p>
        <text:p text:style-name="P19"><text:s text:c="4"/><text:span text:style-name="T3">if</text:span> <text:span text:style-name="T9">(</text:span>y <text:span text:style-name="T9">==</text:span> <text:span text:style-name="T12">0</text:span><text:span text:style-name="T9">)</text:span></text:p>
        <text:p text:style-name="P19"><text:s text:c="8"/><text:span text:style-name="T3">return</text:span> parseError<text:span text:style-name="T9">(</text:span>s<text:span text:style-name="T9">,</text:span> <text:span text:style-name="T2">"</text:span><text:span text:style-name="T11">zero cannot be a denominator!!</text:span><text:span text:style-name="T2">"</text:span><text:span text:style-name="T9">)</text:span><text:span text:style-name="T7">;</text:span></text:p>
        <text:p text:style-name="P19"><text:s text:c="4"/></text:p>
        <text:p text:style-name="P19"><text:s text:c="4"/><text:span text:style-name="T3">return</text:span> <text:span text:style-name="T3">true</text:span><text:span text:style-name="T7">;</text:span></text:p>
        <text:p text:style-name="P30">}</text:p>
        <text:p text:style-name="P26"/>
        <text:p text:style-name="P19"><text:span text:style-name="T3">bool</text:span> parseCommand<text:span text:style-name="T9">(</text:span><text:span text:style-name="T10">string</text:span> l<text:span text:style-name="T9">,</text:span> Fractions<text:span text:style-name="T9">*&amp;</text:span> fr1<text:span text:style-name="T9">,</text:span> Fractions<text:span text:style-name="T9">*&amp;</text:span> fr2<text:span text:style-name="T9">,</text:span> <text:span text:style-name="T3">char</text:span><text:span text:style-name="T9">&amp;</text:span> op<text:span text:style-name="T9">)</text:span> <text:span text:style-name="T7">{</text:span></text:p>
        <text:p text:style-name="P19"><text:s text:c="4"/>INTEGER a<text:span text:style-name="T9">,</text:span> b<text:span text:style-name="T7">;</text:span></text:p>
        <text:p text:style-name="P19"><text:s text:c="4"/><text:span text:style-name="T10">stringstream</text:span> ss<text:span text:style-name="T9">(</text:span>l<text:span text:style-name="T9">)</text:span><text:span text:style-name="T7">;</text:span></text:p>
        <text:p text:style-name="P19"><text:s text:c="4"/></text:p>
        <text:p text:style-name="P19"><text:s text:c="4"/><text:span text:style-name="T3">if</text:span> <text:span text:style-name="T9">(!</text:span>inputFraction<text:span text:style-name="T9">(</text:span>ss<text:span text:style-name="T9">,</text:span> a<text:span text:style-name="T9">,</text:span> b<text:span text:style-name="T9">))</text:span> <text:span text:style-name="T3">return</text:span> <text:span text:style-name="T3">false</text:span><text:span text:style-name="T7">;</text:span></text:p>
        <text:p text:style-name="P19"><text:s text:c="4"/>fr1 <text:span text:style-name="T9">=</text:span> <text:span text:style-name="T3">new</text:span> Fractions<text:span text:style-name="T9">(</text:span>a<text:span text:style-name="T9">,</text:span> b<text:span text:style-name="T9">)</text:span><text:span text:style-name="T7">;</text:span></text:p>
        <text:p text:style-name="P19"><text:s text:c="4"/></text:p>
        <text:p text:style-name="P19"><text:s text:c="4"/><text:span text:style-name="T3">if</text:span> <text:span text:style-name="T9">(!</text:span>inputOperator<text:span text:style-name="T9">(</text:span>ss<text:span text:style-name="T9">,</text:span> op<text:span text:style-name="T9">))</text:span> <text:span text:style-name="T3">return</text:span> <text:span text:style-name="T3">false</text:span><text:span text:style-name="T7">;</text:span></text:p>
        <text:p text:style-name="P19"><text:s text:c="4"/><text:span text:style-name="T3">if</text:span> <text:span text:style-name="T9">(!</text:span>op<text:span text:style-name="T9">)</text:span> <text:span text:style-name="T3">return</text:span> <text:span text:style-name="T3">true</text:span><text:span text:style-name="T7">;</text:span></text:p>
        <text:p text:style-name="P19"><text:s text:c="4"/></text:p>
        <text:p text:style-name="P19"><text:s text:c="4"/><text:span text:style-name="T3">if</text:span> <text:span text:style-name="T9">(!</text:span>inputFraction<text:span text:style-name="T9">(</text:span>ss<text:span text:style-name="T9">,</text:span> a<text:span text:style-name="T9">,</text:span> b<text:span text:style-name="T9">))</text:span> <text:span text:style-name="T3">return</text:span> <text:span text:style-name="T3">false</text:span><text:span text:style-name="T7">;</text:span></text:p>
        <text:p text:style-name="P19"><text:s text:c="4"/>fr2 <text:span text:style-name="T9">=</text:span> <text:span text:style-name="T3">new</text:span> Fractions<text:span text:style-name="T9">(</text:span>a<text:span text:style-name="T9">,</text:span> b<text:span text:style-name="T9">)</text:span><text:span text:style-name="T7">;</text:span></text:p>
        <text:p text:style-name="P19"><text:s text:c="4"/></text:p>
        <text:p text:style-name="P19"><text:s text:c="4"/><text:span text:style-name="T13">// ensure no extra character</text:span></text:p>
        <text:p text:style-name="P19"><text:s text:c="4"/><text:span text:style-name="T3">char</text:span> tmp<text:span text:style-name="T7">;</text:span></text:p>
        <text:p text:style-name="P19"><text:s text:c="4"/>ss <text:span text:style-name="T9">&gt;&gt;</text:span> tmp<text:span text:style-name="T7">;</text:span></text:p>
        <text:p text:style-name="P19"><text:soft-page-break/><text:s text:c="4"/><text:span text:style-name="T3">if</text:span> <text:span text:style-name="T9">(!</text:span>ss<text:span text:style-name="T9">.</text:span>fail<text:span text:style-name="T9">())</text:span> <text:span text:style-name="T3">return</text:span> parseError<text:span text:style-name="T9">(</text:span>ss<text:span text:style-name="T9">,</text:span> <text:span text:style-name="T2">"</text:span><text:span text:style-name="T11">extra character!!</text:span><text:span text:style-name="T2">"</text:span><text:span text:style-name="T9">)</text:span><text:span text:style-name="T7">;</text:span></text:p>
        <text:p text:style-name="P19"><text:s text:c="4"/><text:span text:style-name="T3">return</text:span> <text:span text:style-name="T3">true</text:span><text:span text:style-name="T7">;</text:span></text:p>
        <text:p text:style-name="P30">}</text:p>
        <text:p text:style-name="P26"/>
        <text:p text:style-name="P33">#ifdef _MSC_VER</text:p>
        <text:p text:style-name="P19"><text:span text:style-name="T3">int</text:span> <text:span text:style-name="T8">main</text:span><text:span text:style-name="T9">(</text:span><text:span text:style-name="T3">int</text:span> argc<text:span text:style-name="T9">,</text:span> _TCHAR<text:span text:style-name="T9">*</text:span> argv<text:span text:style-name="T9">[])</text:span> <text:span text:style-name="T7">{</text:span></text:p>
        <text:p text:style-name="P33">#else</text:p>
        <text:p text:style-name="P19"><text:span text:style-name="T3">int</text:span> <text:span text:style-name="T8">main</text:span><text:span text:style-name="T9">()</text:span> <text:span text:style-name="T7">{</text:span></text:p>
        <text:p text:style-name="P19"><text:span text:style-name="T1">#endif </text:span><text:span text:style-name="T13">// _MSC_VER</text:span></text:p>
        <text:p text:style-name="P19"><text:s text:c="4"/><text:span text:style-name="T3">char</text:span> op<text:span text:style-name="T7">;</text:span></text:p>
        <text:p text:style-name="P19"><text:s text:c="4"/></text:p>
        <text:p text:style-name="P19"><text:s text:c="4"/>Fractions<text:span text:style-name="T9">*</text:span> fr1 <text:span text:style-name="T9">=</text:span> <text:span text:style-name="T12">0</text:span><text:span text:style-name="T7">;</text:span></text:p>
        <text:p text:style-name="P19"><text:s text:c="4"/>Fractions<text:span text:style-name="T9">*</text:span> fr2 <text:span text:style-name="T9">=</text:span> <text:span text:style-name="T12">0</text:span><text:span text:style-name="T7">;</text:span></text:p>
        <text:p text:style-name="P19"><text:s text:c="4"/>Fractions ans<text:span text:style-name="T7">;</text:span></text:p>
        <text:p text:style-name="P19"><text:s text:c="4"/></text:p>
        <text:p text:style-name="P19"><text:s text:c="4"/>printHeader<text:span text:style-name="T9">()</text:span><text:span text:style-name="T7">;</text:span></text:p>
        <text:p text:style-name="P19"><text:s text:c="4"/><text:span text:style-name="T10">string</text:span> l<text:span text:style-name="T7">;</text:span></text:p>
        <text:p text:style-name="P19"><text:s text:c="4"/><text:span text:style-name="T3">while</text:span> <text:span text:style-name="T9">(</text:span>getline<text:span text:style-name="T9">(</text:span><text:span text:style-name="T10">cin</text:span><text:span text:style-name="T9">,</text:span> l<text:span text:style-name="T9">))</text:span> <text:span text:style-name="T7">{</text:span></text:p>
        <text:p text:style-name="P19"><text:s text:c="4"/></text:p>
        <text:p text:style-name="P19"><text:s text:c="8"/><text:span text:style-name="T3">if</text:span> <text:span text:style-name="T9">(</text:span>l <text:span text:style-name="T9">==</text:span> <text:span text:style-name="T2">"</text:span><text:span text:style-name="T11">?</text:span><text:span text:style-name="T2">"</text:span><text:span text:style-name="T9">)</text:span> <text:span text:style-name="T7">{</text:span></text:p>
        <text:p text:style-name="P19"><text:s text:c="12"/>printUsage<text:span text:style-name="T9">()</text:span><text:span text:style-name="T7">;</text:span></text:p>
        <text:p text:style-name="P19"><text:s text:c="12"/><text:span text:style-name="T3">continue</text:span><text:span text:style-name="T7">;</text:span></text:p>
        <text:p text:style-name="P19"><text:s text:c="8"/><text:span text:style-name="T7">}</text:span></text:p>
        <text:p text:style-name="P19"><text:s text:c="4"/></text:p>
        <text:p text:style-name="P19"><text:s text:c="8"/><text:span text:style-name="T3">if</text:span> <text:span text:style-name="T9">(!</text:span>parseCommand<text:span text:style-name="T9">(</text:span>l<text:span text:style-name="T9">,</text:span> fr1<text:span text:style-name="T9">,</text:span> fr2<text:span text:style-name="T9">,</text:span> op<text:span text:style-name="T9">))</text:span> <text:span text:style-name="T7">{</text:span></text:p>
        <text:p text:style-name="P19"><text:s text:c="12"/><text:span text:style-name="T10">cout</text:span> <text:span text:style-name="T9">&lt;&lt;</text:span> <text:span text:style-name="T10">endl</text:span><text:span text:style-name="T7">;</text:span></text:p>
        <text:p text:style-name="P19"><text:s text:c="12"/><text:span text:style-name="T3">continue</text:span><text:span text:style-name="T7">;</text:span></text:p>
        <text:p text:style-name="P19"><text:s text:c="8"/><text:span text:style-name="T7">}</text:span></text:p>
        <text:p text:style-name="P19"><text:s text:c="8"/></text:p>
        <text:p text:style-name="P19"><text:s text:c="8"/><text:span text:style-name="T3">if</text:span> <text:span text:style-name="T9">(</text:span>op <text:span text:style-name="T9">==</text:span> <text:span text:style-name="T11">'\0'</text:span><text:span text:style-name="T9">)</text:span> <text:span text:style-name="T7">{</text:span></text:p>
        <text:p text:style-name="P19"><text:s text:c="12"/><text:span text:style-name="T10">cout</text:span> <text:span text:style-name="T9">&lt;&lt;</text:span> <text:span text:style-name="T2">"</text:span><text:span text:style-name="T11">Input: <text:s/></text:span><text:span text:style-name="T2">"</text:span> <text:span text:style-name="T9">&lt;&lt;</text:span> <text:span text:style-name="T9">*</text:span>fr1 <text:span text:style-name="T9">&lt;&lt;</text:span> <text:span text:style-name="T10">endl</text:span><text:span text:style-name="T7">;</text:span></text:p>
        <text:p text:style-name="P19"><text:s text:c="8"/><text:span text:style-name="T7">}</text:span> <text:span text:style-name="T3">else</text:span> <text:span text:style-name="T7">{</text:span></text:p>
        <text:p text:style-name="P19"><text:s text:c="12"/><text:span text:style-name="T3">if</text:span> <text:span text:style-name="T9">(</text:span>op <text:span text:style-name="T9">==</text:span> <text:span text:style-name="T11">'+'</text:span><text:span text:style-name="T9">)</text:span></text:p>
        <text:p text:style-name="P19"><text:s text:c="16"/>ans <text:span text:style-name="T9">=</text:span> <text:span text:style-name="T9">*</text:span>fr1 <text:span text:style-name="T9">+</text:span> <text:span text:style-name="T9">*</text:span>fr2<text:span text:style-name="T7">;</text:span></text:p>
        <text:p text:style-name="P19"><text:s text:c="12"/><text:span text:style-name="T3">else</text:span> <text:span text:style-name="T3">if</text:span> <text:span text:style-name="T9">(</text:span>op <text:span text:style-name="T9">==</text:span> <text:span text:style-name="T11">'-'</text:span><text:span text:style-name="T9">)</text:span></text:p>
        <text:p text:style-name="P19"><text:s text:c="16"/>ans <text:span text:style-name="T9">=</text:span> <text:span text:style-name="T9">*</text:span>fr1 <text:span text:style-name="T9">-</text:span> <text:span text:style-name="T9">*</text:span>fr2<text:span text:style-name="T7">;</text:span></text:p>
        <text:p text:style-name="P19"><text:s text:c="12"/><text:span text:style-name="T3">else</text:span> <text:span text:style-name="T3">if</text:span> <text:span text:style-name="T9">(</text:span>op <text:span text:style-name="T9">==</text:span> <text:span text:style-name="T11">'*'</text:span><text:span text:style-name="T9">)</text:span></text:p>
        <text:p text:style-name="P19"><text:s text:c="16"/>ans <text:span text:style-name="T9">=</text:span> <text:span text:style-name="T9">*</text:span>fr1 <text:span text:style-name="T9">*</text:span> <text:span text:style-name="T9">*</text:span>fr2<text:span text:style-name="T7">;</text:span></text:p>
        <text:p text:style-name="P19"><text:s text:c="12"/><text:span text:style-name="T3">else</text:span> <text:span text:style-name="T3">if</text:span> <text:span text:style-name="T9">(</text:span>op <text:span text:style-name="T9">==</text:span> <text:span text:style-name="T11">'/'</text:span><text:span text:style-name="T9">)</text:span></text:p>
        <text:p text:style-name="P19"><text:s text:c="16"/><text:span text:style-name="T3">try</text:span> <text:span text:style-name="T7">{</text:span></text:p>
        <text:p text:style-name="P19"><text:s text:c="20"/>ans <text:span text:style-name="T9">=</text:span> <text:span text:style-name="T9">*</text:span>fr1 <text:span text:style-name="T9">/</text:span> <text:span text:style-name="T9">*</text:span>fr2<text:span text:style-name="T7">;</text:span></text:p>
        <text:p text:style-name="P19"><text:s text:c="16"/><text:span text:style-name="T7">}</text:span> <text:span text:style-name="T3">catch</text:span> <text:span text:style-name="T9">(</text:span><text:span text:style-name="T3">bool</text:span> b<text:span text:style-name="T9">)</text:span> <text:span text:style-name="T7">{</text:span></text:p>
        <text:p text:style-name="P19"><text:s text:c="20"/><text:span text:style-name="T10">cout</text:span> <text:span text:style-name="T9">&lt;&lt;</text:span> <text:span text:style-name="T2">"</text:span><text:span text:style-name="T11">Exception: cannot divided by zero!!</text:span><text:span text:style-name="T2">"</text:span> <text:span text:style-name="T9">&lt;&lt;</text:span> <text:span text:style-name="T10">endl</text:span><text:span text:style-name="T7">;</text:span></text:p>
        <text:p text:style-name="P19"><text:s text:c="20"/><text:span text:style-name="T10">cout</text:span> <text:span text:style-name="T9">&lt;&lt;</text:span> <text:span text:style-name="T10">endl</text:span><text:span text:style-name="T7">;</text:span></text:p>
        <text:p text:style-name="P19"><text:s text:c="20"/><text:span text:style-name="T3">continue</text:span><text:span text:style-name="T7">;</text:span></text:p>
        <text:p text:style-name="P19"><text:s text:c="16"/><text:span text:style-name="T7">}</text:span></text:p>
        <text:p text:style-name="P19"><text:s text:c="4"/></text:p>
        <text:p text:style-name="P19"><text:s text:c="12"/><text:span text:style-name="T10">cout</text:span> <text:span text:style-name="T9">&lt;&lt;</text:span> <text:span text:style-name="T2">"</text:span><text:span text:style-name="T11">Input: <text:s/></text:span><text:span text:style-name="T2">"</text:span> <text:span text:style-name="T9">&lt;&lt;</text:span> <text:span text:style-name="T9">*</text:span>fr1 <text:span text:style-name="T9">&lt;&lt;</text:span> <text:span text:style-name="T2">"</text:span><text:span text:style-name="T11"> </text:span><text:span text:style-name="T2">"</text:span> <text:span text:style-name="T9">&lt;&lt;</text:span> op <text:span text:style-name="T9">&lt;&lt;</text:span> <text:span text:style-name="T2">"</text:span><text:span text:style-name="T11"> </text:span><text:span text:style-name="T2">"</text:span> <text:span text:style-name="T9">&lt;&lt;</text:span> <text:span text:style-name="T9">*</text:span>fr2 <text:span text:style-name="T9">&lt;&lt;</text:span> <text:span text:style-name="T10">endl</text:span><text:span text:style-name="T7">;</text:span></text:p>
        <text:p text:style-name="P19"><text:s text:c="12"/><text:span text:style-name="T10">cout</text:span> <text:span text:style-name="T9">&lt;&lt;</text:span> <text:span text:style-name="T2">"</text:span><text:span text:style-name="T11">Result: </text:span><text:span text:style-name="T2">"</text:span> <text:span text:style-name="T9">&lt;&lt;</text:span> ans <text:span text:style-name="T9">&lt;&lt;</text:span> <text:span text:style-name="T10">endl</text:span><text:span text:style-name="T7">;</text:span></text:p>
        <text:p text:style-name="P19"><text:s text:c="8"/><text:span text:style-name="T7">}</text:span></text:p>
        <text:p text:style-name="P19"><text:s text:c="8"/></text:p>
        <text:p text:style-name="P19"><text:s text:c="8"/><text:span text:style-name="T13">// empty line for each line of input</text:span></text:p>
        <text:p text:style-name="P19"><text:s text:c="8"/><text:span text:style-name="T10">cout</text:span> <text:span text:style-name="T9">&lt;&lt;</text:span> <text:span text:style-name="T10">endl</text:span><text:span text:style-name="T7">;</text:span></text:p>
        <text:p text:style-name="P19"><text:s text:c="8"/></text:p>
        <text:p text:style-name="P19"><text:s text:c="8"/><text:span text:style-name="T13">// recycle</text:span></text:p>
        <text:p text:style-name="P19"><text:s text:c="8"/><text:span text:style-name="T3">delete</text:span> fr1<text:span text:style-name="T7">;</text:span> fr1 <text:span text:style-name="T9">=</text:span> <text:span text:style-name="T12">0</text:span><text:span text:style-name="T7">;</text:span></text:p>
        <text:p text:style-name="P19"><text:s text:c="8"/><text:span text:style-name="T3">delete</text:span> fr2<text:span text:style-name="T7">;</text:span> fr2 <text:span text:style-name="T9">=</text:span> <text:span text:style-name="T12">0</text:span><text:span text:style-name="T7">;</text:span></text:p>
        <text:p text:style-name="P19"><text:s text:c="4"/><text:span text:style-name="T7">}</text:span></text:p>
        <text:p text:style-name="P34">}</text:p>
      </text:section>
      <text:h text:style-name="P40" text:outline-level="1"><text:span text:style-name="T23">C</text:span>. <text:span text:style-name="T22">(challenge)</text:span></text:h>
      <text:p text:style-name="P16">﻿<text:span text:style-name="T14">//================================================================</text:span></text:p>
      <text:p text:style-name="P22">// <text:s/>PROGRAMMER <text:s/>: 潘廣霖</text:p>
      <text:p text:style-name="P22">// <text:s/>DATE <text:s text:c="7"/>: 2015-12-25</text:p>
      <text:p text:style-name="P22">// <text:s/>FILENAME <text:s text:c="3"/>: HW07C002.CPP</text:p>
      <text:p text:style-name="P22">// <text:s/>DESCRIPTION : A sudoku solver.</text:p>
      <text:p text:style-name="P22">//================================================================</text:p>
      <text:p text:style-name="P15"/>
      <text:section text:style-name="Sect1" text:name="區段2">
        <text:p text:style-name="P27"><text:span text:style-name="T1">#include</text:span><text:span text:style-name="T2">&lt;</text:span><text:span text:style-name="T4">iostream</text:span><text:span text:style-name="T2">&gt;</text:span></text:p>
        <text:p text:style-name="P18"><text:span text:style-name="T1">#include</text:span><text:span text:style-name="T2">&lt;</text:span><text:span text:style-name="T4">algorithm</text:span><text:span text:style-name="T2">&gt;</text:span></text:p>
        <text:p text:style-name="P27"/>
        <text:p text:style-name="P18"><text:span text:style-name="T3">using</text:span> <text:span text:style-name="T3">namespace</text:span> <text:span text:style-name="T6">std</text:span><text:span text:style-name="T7">;</text:span></text:p>
        <text:p text:style-name="P27"/>
        <text:p text:style-name="P18"><text:span text:style-name="T1">#define BLOCK_NUM</text:span><text:span text:style-name="T9">(</text:span><text:span text:style-name="T1">i</text:span><text:span text:style-name="T9">,</text:span><text:span text:style-name="T1">j</text:span><text:span text:style-name="T9">)</text:span><text:span text:style-name="T1"> </text:span><text:span text:style-name="T9">((</text:span><text:span text:style-name="T1">i</text:span><text:span text:style-name="T9">)</text:span><text:span text:style-name="T1"> </text:span><text:span text:style-name="T9">/</text:span><text:span text:style-name="T1"> 3 </text:span><text:span text:style-name="T9">*</text:span><text:span text:style-name="T1"> 3 </text:span><text:span text:style-name="T9">+</text:span><text:span text:style-name="T1"> </text:span><text:span text:style-name="T9">(</text:span><text:span text:style-name="T1">j</text:span><text:span text:style-name="T9">)</text:span><text:span text:style-name="T1"> </text:span><text:span text:style-name="T9">/</text:span><text:span text:style-name="T1"> 3</text:span><text:span text:style-name="T9">)</text:span></text:p>
        <text:p text:style-name="P27"/>
        <text:p text:style-name="P18"><text:span text:style-name="T3">int</text:span> g<text:span text:style-name="T9">[</text:span><text:span text:style-name="T12">9</text:span><text:span text:style-name="T9">][</text:span><text:span text:style-name="T12">9</text:span><text:span text:style-name="T9">]</text:span><text:span text:style-name="T7">;</text:span></text:p>
        <text:p text:style-name="P18"><text:span text:style-name="T3">unsigned</text:span> ava<text:span text:style-name="T9">[</text:span><text:span text:style-name="T12">9</text:span><text:span text:style-name="T9">][</text:span><text:span text:style-name="T12">9</text:span><text:span text:style-name="T9">]</text:span><text:span text:style-name="T7">;</text:span></text:p>
        <text:p text:style-name="P18"><text:span text:style-name="T3">unsigned</text:span> cnt<text:span text:style-name="T9">[</text:span><text:span text:style-name="T12">9</text:span><text:span text:style-name="T9">][</text:span><text:span text:style-name="T12">9</text:span><text:span text:style-name="T9">]</text:span><text:span text:style-name="T7">;</text:span></text:p>
        <text:p text:style-name="P27"/>
        <text:p text:style-name="P18"><text:span text:style-name="T3">unsigned</text:span> row<text:span text:style-name="T9">[</text:span><text:span text:style-name="T12">9</text:span><text:span text:style-name="T9">]</text:span><text:span text:style-name="T7">;</text:span></text:p>
        <text:p text:style-name="P18"><text:span text:style-name="T3">unsigned</text:span> col<text:span text:style-name="T9">[</text:span><text:span text:style-name="T12">9</text:span><text:span text:style-name="T9">]</text:span><text:span text:style-name="T7">;</text:span></text:p>
        <text:p text:style-name="P18"><text:span text:style-name="T3">unsigned</text:span> blk<text:span text:style-name="T9">[</text:span><text:span text:style-name="T12">9</text:span><text:span text:style-name="T9">]</text:span><text:span text:style-name="T7">;</text:span></text:p>
        <text:p text:style-name="P27"/>
        <text:p text:style-name="P18"><text:span text:style-name="T3">unsigned</text:span> dfsList<text:span text:style-name="T9">[</text:span><text:span text:style-name="T12">81</text:span><text:span text:style-name="T9">],</text:span> dfsLen<text:span text:style-name="T7">;</text:span></text:p>
        <text:p text:style-name="P27"/>
        <text:p text:style-name="P18"><text:span text:style-name="T3">void</text:span> setMask<text:span text:style-name="T9">(</text:span><text:span text:style-name="T3">int</text:span> i<text:span text:style-name="T9">,</text:span> <text:span text:style-name="T3">int</text:span> j<text:span text:style-name="T9">,</text:span> <text:span text:style-name="T3">unsigned</text:span> b<text:span text:style-name="T9">)</text:span> <text:span text:style-name="T7">{</text:span></text:p>
        <text:p text:style-name="P18"><text:s text:c="4"/>row<text:span text:style-name="T9">[</text:span>i<text:span text:style-name="T9">]</text:span> <text:span text:style-name="T9">|=</text:span> b<text:span text:style-name="T7">;</text:span></text:p>
        <text:p text:style-name="P18"><text:s text:c="4"/>col<text:span text:style-name="T9">[</text:span>j<text:span text:style-name="T9">]</text:span> <text:span text:style-name="T9">|=</text:span> b<text:span text:style-name="T7">;</text:span></text:p>
        <text:p text:style-name="P18"><text:s text:c="4"/>blk<text:span text:style-name="T9">[</text:span>BLOCK_NUM<text:span text:style-name="T9">(</text:span>i<text:span text:style-name="T9">,</text:span>j<text:span text:style-name="T9">)]</text:span> <text:span text:style-name="T9">|=</text:span> b<text:span text:style-name="T7">;</text:span></text:p>
        <text:p text:style-name="P29">}</text:p>
        <text:p text:style-name="P27"/>
        <text:p text:style-name="P18"><text:span text:style-name="T3">void</text:span> unsetMask<text:span text:style-name="T9">(</text:span><text:span text:style-name="T3">int</text:span> i<text:span text:style-name="T9">,</text:span> <text:span text:style-name="T3">int</text:span> j<text:span text:style-name="T9">,</text:span> <text:span text:style-name="T3">unsigned</text:span> b<text:span text:style-name="T9">)</text:span> <text:span text:style-name="T7">{</text:span></text:p>
        <text:p text:style-name="P18"><text:s text:c="4"/>row<text:span text:style-name="T9">[</text:span>i<text:span text:style-name="T9">]</text:span> <text:span text:style-name="T9">^=</text:span> b<text:span text:style-name="T7">;</text:span></text:p>
        <text:p text:style-name="P18"><text:s text:c="4"/>col<text:span text:style-name="T9">[</text:span>j<text:span text:style-name="T9">]</text:span> <text:span text:style-name="T9">^=</text:span> b<text:span text:style-name="T7">;</text:span></text:p>
        <text:p text:style-name="P18"><text:s text:c="4"/>blk<text:span text:style-name="T9">[</text:span>BLOCK_NUM<text:span text:style-name="T9">(</text:span>i<text:span text:style-name="T9">,</text:span>j<text:span text:style-name="T9">)]</text:span> <text:span text:style-name="T9">^=</text:span> b<text:span text:style-name="T7">;</text:span></text:p>
        <text:p text:style-name="P29">}</text:p>
        <text:p text:style-name="P27"/>
        <text:p text:style-name="P18"><text:span text:style-name="T3">inline</text:span> <text:span text:style-name="T3">bool</text:span> isLegalMask<text:span text:style-name="T9">(</text:span><text:span text:style-name="T3">int</text:span> i<text:span text:style-name="T9">,</text:span> <text:span text:style-name="T3">int</text:span> j<text:span text:style-name="T9">,</text:span> <text:span text:style-name="T3">unsigned</text:span> b<text:span text:style-name="T9">)</text:span> <text:span text:style-name="T7">{</text:span></text:p>
        <text:p text:style-name="P18"><text:s text:c="4"/><text:span text:style-name="T3">return</text:span> <text:span text:style-name="T9">!(</text:span>row<text:span text:style-name="T9">[</text:span>i<text:span text:style-name="T9">]&amp;</text:span>b<text:span text:style-name="T9">)</text:span> <text:span text:style-name="T9">&amp;&amp;</text:span> <text:span text:style-name="T9">!(</text:span>col<text:span text:style-name="T9">[</text:span>j<text:span text:style-name="T9">]&amp;</text:span>b<text:span text:style-name="T9">)</text:span> <text:span text:style-name="T9">&amp;&amp;</text:span> <text:span text:style-name="T9">!(</text:span>blk<text:span text:style-name="T9">[</text:span>BLOCK_NUM<text:span text:style-name="T9">(</text:span>i<text:span text:style-name="T9">,</text:span>j<text:span text:style-name="T9">)]&amp;</text:span>b<text:span text:style-name="T9">)</text:span><text:span text:style-name="T7">;</text:span></text:p>
        <text:p text:style-name="P29">}</text:p>
        <text:p text:style-name="P27"/>
        <text:p text:style-name="P18"><text:span text:style-name="T3">bool</text:span> backtrack<text:span text:style-name="T9">(</text:span><text:span text:style-name="T3">unsigned</text:span> depth<text:span text:style-name="T9">)</text:span> <text:span text:style-name="T7">{</text:span></text:p>
        <text:p text:style-name="P18"><text:s text:c="4"/><text:span text:style-name="T3">if</text:span> <text:span text:style-name="T9">(</text:span>depth <text:span text:style-name="T9">==</text:span> dfsLen<text:span text:style-name="T9">)</text:span></text:p>
        <text:p text:style-name="P18"><text:s text:c="8"/><text:span text:style-name="T3">return</text:span> <text:span text:style-name="T3">true</text:span><text:span text:style-name="T7">;</text:span></text:p>
        <text:p text:style-name="P27"/>
        <text:p text:style-name="P18"><text:s text:c="4"/><text:span text:style-name="T3">unsigned</text:span> i <text:span text:style-name="T9">=</text:span> dfsList<text:span text:style-name="T9">[</text:span>depth<text:span text:style-name="T9">]</text:span> <text:span text:style-name="T9">/</text:span> <text:span text:style-name="T12">9</text:span><text:span text:style-name="T7">;</text:span></text:p>
        <text:p text:style-name="P18"><text:s text:c="4"/><text:span text:style-name="T3">unsigned</text:span> j <text:span text:style-name="T9">=</text:span> dfsList<text:span text:style-name="T9">[</text:span>depth<text:span text:style-name="T9">]</text:span> <text:span text:style-name="T9">%</text:span> <text:span text:style-name="T12">9</text:span><text:span text:style-name="T7">;</text:span></text:p>
        <text:p text:style-name="P27"/>
        <text:p text:style-name="P18"><text:s text:c="4"/><text:span text:style-name="T3">int</text:span> k <text:span text:style-name="T9">=</text:span> <text:span text:style-name="T12">1</text:span><text:span text:style-name="T7">;</text:span></text:p>
        <text:p text:style-name="P18"><text:soft-page-break/><text:s text:c="4"/><text:span text:style-name="T3">unsigned</text:span> a <text:span text:style-name="T9">=</text:span> ava<text:span text:style-name="T9">[</text:span>i<text:span text:style-name="T9">][</text:span>j<text:span text:style-name="T9">]</text:span> <text:span text:style-name="T9">&gt;&gt;</text:span> <text:span text:style-name="T12">1</text:span><text:span text:style-name="T7">;</text:span></text:p>
        <text:p text:style-name="P27"/>
        <text:p text:style-name="P18"><text:s text:c="4"/><text:span text:style-name="T3">while</text:span> <text:span text:style-name="T9">(</text:span>a <text:span text:style-name="T9">&gt;</text:span> <text:span text:style-name="T12">0</text:span><text:span text:style-name="T9">)</text:span> <text:span text:style-name="T7">{</text:span></text:p>
        <text:p text:style-name="P18"><text:s text:c="8"/><text:span text:style-name="T3">if</text:span> <text:span text:style-name="T9">(</text:span>a <text:span text:style-name="T9">&amp;</text:span> <text:span text:style-name="T12">1</text:span><text:span text:style-name="T9">)</text:span> <text:span text:style-name="T7">{</text:span></text:p>
        <text:p text:style-name="P18"><text:s text:c="12"/><text:span text:style-name="T13">// fill in k</text:span></text:p>
        <text:p text:style-name="P18"><text:s text:c="12"/><text:span text:style-name="T3">unsigned</text:span> b <text:span text:style-name="T9">=</text:span> <text:span text:style-name="T12">1</text:span> <text:span text:style-name="T9">&lt;&lt;</text:span> k<text:span text:style-name="T7">;</text:span></text:p>
        <text:p text:style-name="P18"><text:s text:c="12"/><text:span text:style-name="T3">if</text:span> <text:span text:style-name="T9">(</text:span>isLegalMask<text:span text:style-name="T9">(</text:span>i<text:span text:style-name="T9">,</text:span> j<text:span text:style-name="T9">,</text:span> b<text:span text:style-name="T9">))</text:span> <text:span text:style-name="T7">{</text:span></text:p>
        <text:p text:style-name="P18"><text:s text:c="16"/>g<text:span text:style-name="T9">[</text:span>i<text:span text:style-name="T9">][</text:span>j<text:span text:style-name="T9">]</text:span> <text:span text:style-name="T9">=</text:span> k<text:span text:style-name="T7">;</text:span></text:p>
        <text:p text:style-name="P18"><text:s text:c="16"/>setMask<text:span text:style-name="T9">(</text:span>i<text:span text:style-name="T9">,</text:span> j<text:span text:style-name="T9">,</text:span> b<text:span text:style-name="T9">)</text:span><text:span text:style-name="T7">;</text:span></text:p>
        <text:p text:style-name="P18"><text:s text:c="16"/><text:span text:style-name="T3">if</text:span> <text:span text:style-name="T9">(</text:span>backtrack<text:span text:style-name="T9">(</text:span>depth <text:span text:style-name="T9">+</text:span> <text:span text:style-name="T12">1</text:span><text:span text:style-name="T9">))</text:span> <text:span text:style-name="T3">return</text:span> <text:span text:style-name="T3">true</text:span><text:span text:style-name="T7">;</text:span></text:p>
        <text:p text:style-name="P18"><text:s text:c="16"/><text:span text:style-name="T13">// undo</text:span></text:p>
        <text:p text:style-name="P18"><text:s text:c="16"/>unsetMask<text:span text:style-name="T9">(</text:span>i<text:span text:style-name="T9">,</text:span> j<text:span text:style-name="T9">,</text:span> b<text:span text:style-name="T9">)</text:span><text:span text:style-name="T7">;</text:span></text:p>
        <text:p text:style-name="P18"><text:s text:c="12"/><text:span text:style-name="T7">}</text:span></text:p>
        <text:p text:style-name="P18"><text:s text:c="8"/><text:span text:style-name="T7">}</text:span></text:p>
        <text:p text:style-name="P18"><text:s text:c="8"/>k<text:span text:style-name="T9">++</text:span><text:span text:style-name="T7">;</text:span></text:p>
        <text:p text:style-name="P18"><text:s text:c="8"/>a <text:span text:style-name="T9">&gt;&gt;=</text:span> <text:span text:style-name="T12">1</text:span><text:span text:style-name="T7">;</text:span></text:p>
        <text:p text:style-name="P18"><text:s text:c="4"/><text:span text:style-name="T7">}</text:span></text:p>
        <text:p text:style-name="P18"><text:s text:c="4"/><text:span text:style-name="T3">return</text:span> <text:span text:style-name="T3">false</text:span><text:span text:style-name="T7">;</text:span></text:p>
        <text:p text:style-name="P29">}</text:p>
        <text:p text:style-name="P27"/>
        <text:p text:style-name="P18"><text:span text:style-name="T3">bool</text:span> inputEntry<text:span text:style-name="T9">(</text:span><text:span text:style-name="T3">int</text:span> i<text:span text:style-name="T9">,</text:span> <text:span text:style-name="T3">int</text:span> j<text:span text:style-name="T9">)</text:span> <text:span text:style-name="T7">{</text:span></text:p>
        <text:p text:style-name="P18"><text:s text:c="4"/><text:span text:style-name="T10">cin</text:span> <text:span text:style-name="T9">&gt;&gt;</text:span> g<text:span text:style-name="T9">[</text:span>i<text:span text:style-name="T9">][</text:span>j<text:span text:style-name="T9">]</text:span><text:span text:style-name="T7">;</text:span></text:p>
        <text:p text:style-name="P18"><text:s text:c="4"/><text:span text:style-name="T3">if</text:span> <text:span text:style-name="T9">(</text:span>g<text:span text:style-name="T9">[</text:span>i<text:span text:style-name="T9">][</text:span>j<text:span text:style-name="T9">]</text:span> <text:span text:style-name="T9">&lt;</text:span> <text:span text:style-name="T12">0</text:span> <text:span text:style-name="T9">||</text:span> g<text:span text:style-name="T9">[</text:span>i<text:span text:style-name="T9">][</text:span>j<text:span text:style-name="T9">]</text:span> <text:span text:style-name="T9">&gt;</text:span> <text:span text:style-name="T12">9</text:span><text:span text:style-name="T9">)</text:span> <text:span text:style-name="T3">return</text:span> <text:span text:style-name="T3">false</text:span><text:span text:style-name="T7">;</text:span></text:p>
        <text:p text:style-name="P27"/>
        <text:p text:style-name="P18"><text:s text:c="4"/><text:span text:style-name="T3">if</text:span> <text:span text:style-name="T9">(!</text:span>g<text:span text:style-name="T9">[</text:span>i<text:span text:style-name="T9">][</text:span>j<text:span text:style-name="T9">])</text:span> <text:span text:style-name="T7">{</text:span></text:p>
        <text:p text:style-name="P18"><text:s text:c="8"/><text:span text:style-name="T3">return</text:span> <text:span text:style-name="T3">true</text:span><text:span text:style-name="T7">;</text:span></text:p>
        <text:p text:style-name="P18"><text:s text:c="4"/><text:span text:style-name="T7">}</text:span></text:p>
        <text:p text:style-name="P27"/>
        <text:p text:style-name="P18"><text:s text:c="4"/><text:span text:style-name="T3">unsigned</text:span> bit <text:span text:style-name="T9">=</text:span> <text:span text:style-name="T9">(</text:span><text:span text:style-name="T12">1</text:span> <text:span text:style-name="T9">&lt;&lt;</text:span> g<text:span text:style-name="T9">[</text:span>i<text:span text:style-name="T9">][</text:span>j<text:span text:style-name="T9">])</text:span><text:span text:style-name="T7">;</text:span></text:p>
        <text:p text:style-name="P18"><text:s text:c="4"/><text:span text:style-name="T3">if</text:span> <text:span text:style-name="T9">(!</text:span>isLegalMask<text:span text:style-name="T9">(</text:span>i<text:span text:style-name="T9">,</text:span> j<text:span text:style-name="T9">,</text:span> bit<text:span text:style-name="T9">))</text:span> <text:span text:style-name="T3">return</text:span> <text:span text:style-name="T3">false</text:span><text:span text:style-name="T7">;</text:span></text:p>
        <text:p text:style-name="P18"><text:s text:c="4"/>setMask<text:span text:style-name="T9">(</text:span>i<text:span text:style-name="T9">,</text:span> j<text:span text:style-name="T9">,</text:span> bit<text:span text:style-name="T9">)</text:span><text:span text:style-name="T7">;</text:span></text:p>
        <text:p text:style-name="P18"><text:s text:c="4"/><text:span text:style-name="T3">return</text:span> <text:span text:style-name="T3">true</text:span><text:span text:style-name="T7">;</text:span></text:p>
        <text:p text:style-name="P29">}</text:p>
        <text:p text:style-name="P27"/>
        <text:p text:style-name="P27"><text:span text:style-name="T3">int</text:span><text:span text:style-name="T24"> </text:span><text:span text:style-name="T8">main</text:span><text:span text:style-name="T9">()</text:span><text:span text:style-name="T24"> </text:span><text:span text:style-name="T7">{</text:span></text:p>
        <text:p text:style-name="P18"><text:s text:c="4"/><text:span text:style-name="T13">// read in and validate a sudoku puzzle from stdin</text:span></text:p>
        <text:p text:style-name="P18"><text:s text:c="4"/><text:span text:style-name="T3">for</text:span> <text:span text:style-name="T9">(</text:span><text:span text:style-name="T3">int</text:span> i <text:span text:style-name="T9">=</text:span> <text:span text:style-name="T12">0</text:span><text:span text:style-name="T7">;</text:span> i <text:span text:style-name="T9">&lt;</text:span> <text:span text:style-name="T12">9</text:span><text:span text:style-name="T7">;</text:span> i<text:span text:style-name="T9">++)</text:span></text:p>
        <text:p text:style-name="P18"><text:s text:c="8"/><text:span text:style-name="T3">for</text:span> <text:span text:style-name="T9">(</text:span><text:span text:style-name="T3">int</text:span> j <text:span text:style-name="T9">=</text:span> <text:span text:style-name="T12">0</text:span><text:span text:style-name="T7">;</text:span> j <text:span text:style-name="T9">&lt;</text:span> <text:span text:style-name="T12">9</text:span><text:span text:style-name="T7">;</text:span> j<text:span text:style-name="T9">++)</text:span> <text:span text:style-name="T7">{</text:span></text:p>
        <text:p text:style-name="P18"><text:s text:c="12"/><text:span text:style-name="T3">if</text:span> <text:span text:style-name="T9">(!</text:span>inputEntry<text:span text:style-name="T9">(</text:span>i<text:span text:style-name="T9">,</text:span> j<text:span text:style-name="T9">))</text:span> <text:span text:style-name="T7">{</text:span></text:p>
        <text:p text:style-name="P18"><text:s text:c="16"/><text:span text:style-name="T10">cout</text:span> <text:span text:style-name="T9">&lt;&lt;</text:span> <text:span text:style-name="T2">"</text:span><text:span text:style-name="T11">Illegal entry (</text:span><text:span text:style-name="T2">"</text:span> <text:span text:style-name="T9">&lt;&lt;</text:span> g<text:span text:style-name="T9">[</text:span>i<text:span text:style-name="T9">][</text:span>j<text:span text:style-name="T9">]</text:span> <text:span text:style-name="T9">&lt;&lt;</text:span> <text:span text:style-name="T2">"</text:span><text:span text:style-name="T11">) for row #</text:span><text:span text:style-name="T2">"</text:span> <text:span text:style-name="T9">&lt;&lt;</text:span> <text:span text:style-name="T9">(</text:span>i<text:span text:style-name="T9">+</text:span><text:span text:style-name="T12">1</text:span><text:span text:style-name="T9">)</text:span> <text:span text:style-name="T9">&lt;&lt;</text:span> <text:span text:style-name="T2">"</text:span><text:span text:style-name="T11"> col #</text:span><text:span text:style-name="T2">"</text:span> <text:span text:style-name="T9">&lt;&lt;</text:span> <text:span text:style-name="T9">(</text:span>j<text:span text:style-name="T9">+</text:span><text:span text:style-name="T12">1</text:span><text:span text:style-name="T9">)</text:span> <text:span text:style-name="T9">&lt;&lt;</text:span> <text:span text:style-name="T2">"</text:span><text:span text:style-name="T11">!!</text:span><text:span text:style-name="T2">"</text:span> <text:span text:style-name="T9">&lt;&lt;</text:span> <text:span text:style-name="T10">endl</text:span><text:span text:style-name="T7">;</text:span></text:p>
        <text:p text:style-name="P18"><text:s text:c="16"/><text:span text:style-name="T3">return</text:span> <text:span text:style-name="T12">1</text:span><text:span text:style-name="T7">;</text:span></text:p>
        <text:p text:style-name="P18"><text:s text:c="12"/><text:span text:style-name="T7">}</text:span></text:p>
        <text:p text:style-name="P18"><text:s text:c="8"/><text:span text:style-name="T7">}</text:span></text:p>
        <text:p text:style-name="P27"/>
        <text:p text:style-name="P18"><text:s text:c="4"/><text:span text:style-name="T10">cout</text:span> <text:span text:style-name="T9">&lt;&lt;</text:span> <text:span text:style-name="T2">"</text:span><text:span text:style-name="T11">Puzzle: </text:span><text:span text:style-name="T2">"</text:span> <text:span text:style-name="T9">&lt;&lt;</text:span> <text:span text:style-name="T10">endl</text:span><text:span text:style-name="T7">;</text:span></text:p>
        <text:p text:style-name="P27"/>
        <text:p text:style-name="P18"><text:s text:c="4"/><text:span text:style-name="T13">// generate the table of possible entries</text:span></text:p>
        <text:p text:style-name="P18"><text:s text:c="4"/><text:span text:style-name="T3">for</text:span> <text:span text:style-name="T9">(</text:span><text:span text:style-name="T3">int</text:span> i <text:span text:style-name="T9">=</text:span> <text:span text:style-name="T12">0</text:span><text:span text:style-name="T7">;</text:span> i <text:span text:style-name="T9">&lt;</text:span> <text:span text:style-name="T12">9</text:span><text:span text:style-name="T7">;</text:span> i<text:span text:style-name="T9">++)</text:span> <text:span text:style-name="T7">{</text:span></text:p>
        <text:p text:style-name="P18"><text:s text:c="8"/><text:span text:style-name="T3">for</text:span> <text:span text:style-name="T9">(</text:span><text:span text:style-name="T3">int</text:span> j <text:span text:style-name="T9">=</text:span> <text:span text:style-name="T12">0</text:span><text:span text:style-name="T7">;</text:span> j <text:span text:style-name="T9">&lt;</text:span> <text:span text:style-name="T12">9</text:span><text:span text:style-name="T7">;</text:span> j<text:span text:style-name="T9">++)</text:span> <text:span text:style-name="T7">{</text:span></text:p>
        <text:p text:style-name="P18"><text:s text:c="12"/><text:span text:style-name="T13">// print out original puzzle</text:span></text:p>
        <text:p text:style-name="P18"><text:s text:c="12"/><text:span text:style-name="T3">if</text:span> <text:span text:style-name="T9">(</text:span>g<text:span text:style-name="T9">[</text:span>i<text:span text:style-name="T9">][</text:span>j<text:span text:style-name="T9">])</text:span></text:p>
        <text:p text:style-name="P18"><text:s text:c="16"/><text:span text:style-name="T10">cout</text:span> <text:span text:style-name="T9">&lt;&lt;</text:span> g<text:span text:style-name="T9">[</text:span>i<text:span text:style-name="T9">][</text:span>j<text:span text:style-name="T9">]</text:span><text:span text:style-name="T7">;</text:span></text:p>
        <text:p text:style-name="P18"><text:s text:c="12"/><text:span text:style-name="T3">else</text:span></text:p>
        <text:p text:style-name="P18"><text:s text:c="16"/><text:span text:style-name="T10">cout</text:span> <text:span text:style-name="T9">&lt;&lt;</text:span> <text:span text:style-name="T2">"</text:span><text:span text:style-name="T11">_</text:span><text:span text:style-name="T2">"</text:span><text:span text:style-name="T7">;</text:span></text:p>
        <text:p text:style-name="P18"><text:s text:c="12"/><text:span text:style-name="T10">cout</text:span> <text:span text:style-name="T9">&lt;&lt;</text:span> <text:span text:style-name="T2">"</text:span><text:span text:style-name="T11"> </text:span><text:span text:style-name="T2">"</text:span><text:span text:style-name="T7">;</text:span></text:p>
        <text:p text:style-name="P27"/>
        <text:p text:style-name="P18"><text:s text:c="12"/><text:span text:style-name="T3">if</text:span> <text:span text:style-name="T9">(</text:span>g<text:span text:style-name="T9">[</text:span>i<text:span text:style-name="T9">][</text:span>j<text:span text:style-name="T9">])</text:span> <text:span text:style-name="T3">continue</text:span><text:span text:style-name="T7">;</text:span></text:p>
        <text:p text:style-name="P27"/>
        <text:p text:style-name="P18"><text:s text:c="12"/><text:span text:style-name="T3">unsigned</text:span> b <text:span text:style-name="T9">=</text:span> <text:span text:style-name="T12">2</text:span><text:span text:style-name="T7">;</text:span></text:p>
        <text:p text:style-name="P18"><text:s text:c="12"/><text:span text:style-name="T3">for</text:span> <text:span text:style-name="T9">(</text:span><text:span text:style-name="T3">int</text:span> k <text:span text:style-name="T9">=</text:span> <text:span text:style-name="T12">1</text:span><text:span text:style-name="T7">;</text:span> k <text:span text:style-name="T9">&lt;=</text:span> <text:span text:style-name="T12">9</text:span><text:span text:style-name="T7">;</text:span> k<text:span text:style-name="T9">++)</text:span> <text:span text:style-name="T7">{</text:span></text:p>
        <text:p text:style-name="P18"><text:s text:c="16"/><text:span text:style-name="T3">if</text:span> <text:span text:style-name="T9">(</text:span>isLegalMask<text:span text:style-name="T9">(</text:span>i<text:span text:style-name="T9">,</text:span> j<text:span text:style-name="T9">,</text:span> b<text:span text:style-name="T9">))</text:span> <text:span text:style-name="T7">{</text:span></text:p>
        <text:p text:style-name="P18"><text:s text:c="20"/><text:span text:style-name="T13">// cout &lt;&lt; k &lt;&lt; " ";</text:span></text:p>
        <text:p text:style-name="P18"><text:s text:c="20"/>ava<text:span text:style-name="T9">[</text:span>i<text:span text:style-name="T9">][</text:span>j<text:span text:style-name="T9">]</text:span> <text:span text:style-name="T9">|=</text:span> b<text:span text:style-name="T7">;</text:span></text:p>
        <text:p text:style-name="P18"><text:s text:c="20"/>cnt<text:span text:style-name="T9">[</text:span>i<text:span text:style-name="T9">][</text:span>j<text:span text:style-name="T9">]</text:span> <text:span text:style-name="T9">+=</text:span> <text:span text:style-name="T12">1</text:span><text:span text:style-name="T7">;</text:span></text:p>
        <text:p text:style-name="P18"><text:s text:c="16"/><text:span text:style-name="T7">}</text:span></text:p>
        <text:p text:style-name="P18"><text:s text:c="16"/>b <text:span text:style-name="T9">&lt;&lt;=</text:span> <text:span text:style-name="T12">1</text:span><text:span text:style-name="T7">;</text:span></text:p>
        <text:p text:style-name="P18"><text:s text:c="12"/><text:span text:style-name="T7">}</text:span></text:p>
        <text:p text:style-name="P27"/>
        <text:p text:style-name="P18"><text:s text:c="12"/><text:span text:style-name="T13">// categorize blanks by the number of possible values</text:span></text:p>
        <text:p text:style-name="P18"><text:s text:c="12"/><text:span text:style-name="T13">// not knowing if vector is allowed... pack them into an array</text:span></text:p>
        <text:p text:style-name="P18"><text:s text:c="12"/>dfsList<text:span text:style-name="T9">[</text:span>dfsLen<text:span text:style-name="T9">++]</text:span> <text:span text:style-name="T9">=</text:span> i <text:span text:style-name="T9">*</text:span> <text:span text:style-name="T12">9</text:span> <text:span text:style-name="T9">+</text:span> j<text:span text:style-name="T7">;</text:span></text:p>
        <text:p text:style-name="P18"><text:s text:c="8"/><text:span text:style-name="T7">}</text:span></text:p>
        <text:p text:style-name="P18"><text:s text:c="8"/><text:span text:style-name="T10">cout</text:span> <text:span text:style-name="T9">&lt;&lt;</text:span> <text:span text:style-name="T10">endl</text:span><text:span text:style-name="T7">;</text:span></text:p>
        <text:p text:style-name="P18"><text:s text:c="4"/><text:span text:style-name="T7">}</text:span></text:p>
        <text:p text:style-name="P18"><text:s text:c="4"/><text:span text:style-name="T10">cout</text:span> <text:span text:style-name="T9">&lt;&lt;</text:span> <text:span text:style-name="T10">endl</text:span><text:span text:style-name="T7">;</text:span></text:p>
        <text:p text:style-name="P27"/>
        <text:p text:style-name="P18"><text:s text:c="4"/><text:span text:style-name="T10">cout</text:span> <text:span text:style-name="T9">&lt;&lt;</text:span> <text:span text:style-name="T2">"</text:span><text:span text:style-name="T11">Solving...</text:span><text:span text:style-name="T2">"</text:span> <text:span text:style-name="T9">&lt;&lt;</text:span> flush<text:span text:style-name="T7">;</text:span></text:p>
        <text:p text:style-name="P27"/>
        <text:p text:style-name="P18"><text:s text:c="4"/><text:span text:style-name="T3">bool</text:span> result <text:span text:style-name="T9">=</text:span> backtrack<text:span text:style-name="T9">(</text:span><text:span text:style-name="T12">0</text:span><text:span text:style-name="T9">)</text:span><text:span text:style-name="T7">;</text:span></text:p>
        <text:p text:style-name="P18"><text:s text:c="4"/><text:span text:style-name="T3">if</text:span> <text:span text:style-name="T9">(</text:span>result<text:span text:style-name="T9">)</text:span> <text:span text:style-name="T7">{</text:span></text:p>
        <text:p text:style-name="P18"><text:s text:c="8"/><text:span text:style-name="T10">cout</text:span> <text:span text:style-name="T9">&lt;&lt;</text:span> <text:span text:style-name="T2">"</text:span><text:span text:style-name="T17">\r</text:span><text:span text:style-name="T11">Result: SOLVED</text:span><text:span text:style-name="T2">"</text:span> <text:span text:style-name="T9">&lt;&lt;</text:span> <text:span text:style-name="T10">endl</text:span><text:span text:style-name="T7">;</text:span></text:p>
        <text:p text:style-name="P18"><text:s text:c="8"/><text:span text:style-name="T3">for</text:span> <text:span text:style-name="T9">(</text:span><text:span text:style-name="T3">int</text:span> i <text:span text:style-name="T9">=</text:span> <text:span text:style-name="T12">0</text:span><text:span text:style-name="T7">;</text:span> i <text:span text:style-name="T9">&lt;</text:span> <text:span text:style-name="T12">9</text:span><text:span text:style-name="T7">;</text:span> i<text:span text:style-name="T9">++)</text:span> <text:span text:style-name="T7">{</text:span></text:p>
        <text:p text:style-name="P18"><text:s text:c="12"/><text:span text:style-name="T3">for</text:span> <text:span text:style-name="T9">(</text:span><text:span text:style-name="T3">int</text:span> j <text:span text:style-name="T9">=</text:span> <text:span text:style-name="T12">0</text:span><text:span text:style-name="T7">;</text:span> j <text:span text:style-name="T9">&lt;</text:span> <text:span text:style-name="T12">9</text:span><text:span text:style-name="T7">;</text:span> j<text:span text:style-name="T9">++)</text:span> <text:span text:style-name="T7">{</text:span></text:p>
        <text:p text:style-name="P18"><text:s text:c="16"/><text:span text:style-name="T10">cout</text:span> <text:span text:style-name="T9">&lt;&lt;</text:span> g<text:span text:style-name="T9">[</text:span>i<text:span text:style-name="T9">][</text:span>j<text:span text:style-name="T9">]</text:span> <text:span text:style-name="T9">&lt;&lt;</text:span> <text:span text:style-name="T2">"</text:span><text:span text:style-name="T11"> </text:span><text:span text:style-name="T2">"</text:span><text:span text:style-name="T7">;</text:span></text:p>
        <text:p text:style-name="P18"><text:s text:c="12"/><text:span text:style-name="T7">}</text:span></text:p>
        <text:p text:style-name="P18"><text:s text:c="12"/><text:span text:style-name="T10">cout</text:span> <text:span text:style-name="T9">&lt;&lt;</text:span> <text:span text:style-name="T10">endl</text:span><text:span text:style-name="T7">;</text:span></text:p>
        <text:p text:style-name="P18"><text:s text:c="8"/><text:span text:style-name="T7">}</text:span></text:p>
        <text:p text:style-name="P18"><text:s text:c="4"/><text:span text:style-name="T7">}</text:span> <text:span text:style-name="T3">else</text:span> <text:span text:style-name="T7">{</text:span></text:p>
        <text:p text:style-name="P18"><text:s text:c="8"/><text:span text:style-name="T10">cout</text:span> <text:span text:style-name="T9">&lt;&lt;</text:span> <text:span text:style-name="T2">"</text:span><text:span text:style-name="T17">\r</text:span><text:span text:style-name="T11">Result: NO SOLUTION</text:span><text:span text:style-name="T2">"</text:span> <text:span text:style-name="T9">&lt;&lt;</text:span> <text:span text:style-name="T10">endl</text:span><text:span text:style-name="T7">;</text:span></text:p>
        <text:p text:style-name="P18"><text:s text:c="8"/><text:span text:style-name="T10">cout</text:span> <text:span text:style-name="T9">&lt;&lt;</text:span> <text:span text:style-name="T2">"</text:span><text:span text:style-name="T11">Sorry :(</text:span><text:span text:style-name="T2">"</text:span> <text:span text:style-name="T9">&lt;&lt;</text:span> <text:span text:style-name="T10">endl</text:span><text:span text:style-name="T7">;</text:span></text:p>
        <text:p text:style-name="P18"><text:s text:c="4"/><text:span text:style-name="T7">}</text:span></text:p>
        <text:p text:style-name="P18"><text:s text:c="4"/><text:span text:style-name="T10">cin</text:span><text:span text:style-name="T9">.</text:span>get<text:span text:style-name="T9">()</text:span><text:span text:style-name="T7">;</text:span></text:p>
        <text:p text:style-name="P31"/>
        <text:p text:style-name="P35">}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Roboto Mono" svg:font-family="'Roboto Mono'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nap-to-layout-grid="false"/>
      <style:text-properties fo:color="#696969" style:font-name="Ubuntu Mono1" fo:font-family="'Ubuntu Mono'" style:font-pitch="fixed" fo:font-size="10pt" officeooo:rsid="001616a1" style:font-name-asian="Ubuntu Mono1" style:font-family-asian="'Ubuntu Mono'" style:font-pitch-asian="fixed" style:font-size-asian="10pt" style:font-name-complex="標楷體" style:font-family-complex="標楷體" style:font-family-generic-complex="scri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Preformatted_20_Text" style:class="text" style:master-page-name="">
      <style:paragraph-properties fo:line-height="115%" style:page-number="auto">
        <style:tab-stops/>
      </style:paragraph-properties>
      <style:text-properties style:font-name="Ubuntu Mono" fo:font-family="'Ubuntu Mono'" style:font-style-name="標準" style:font-pitch="fixed" fo:font-size="11pt" style:font-name-asian="思源黑體 HW Regular" style:font-family-asian="'思源黑體 HW Regular'" style:font-style-name-asian="標準" style:font-pitch-asian="variable" style:font-size-asian="11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32cm" style:type="center"/>
          <style:tab-stop style:position="16.641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32cm" style:type="center"/>
          <style:tab-stop style:position="16.64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32cm" style:type="center"/>
          <style:tab-stop style:position="16.64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32cm" style:type="center"/>
          <style:tab-stop style:position="16.64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95959" fo:font-size="8pt" style:font-size-asian="8pt"/>
    </style:style>
    <style:style style:name="MP2" style:family="paragraph" style:parent-style-name="Standard">
      <style:paragraph-properties fo:margin-left="-0.25cm" fo:margin-right="0cm" fo:text-indent="0cm" style:auto-text-indent="fals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M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94cm" draw:visible-area-height="1.021cm"/>
    </style:style>
    <style:page-layout style:name="Mpm1">
      <style:page-layout-properties fo:page-width="21.001cm" fo:page-height="29.7cm" style:num-format="1" style:print-orientation="portrait" fo:margin-top="1.401cm" fo:margin-bottom="2.101cm" fo:margin-left="1.401cm" fo:margin-right="1.401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4cm" fo:margin-left="0cm" fo:margin-right="0cm" fo:margin-bottom="1.44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框架1" text:anchor-type="char" svg:x="-1.334cm" svg:y="-0.09cm" svg:width="1.346cm" svg:height="1.298cm" draw:z-index="0"><draw:text-box><text:p text:style-name="MP2"><draw:frame draw:style-name="Mfr2" draw:name="物件1" text:anchor-type="as-char" svg:width="1.099cm" svg:height="0.889cm" draw:z-index="11"><draw:object-ole xlink:href="./Object 1" xlink:type="simple" xlink:show="embed" xlink:actuate="onLoad"/><draw:image xlink:href="./ObjectReplacements/Object 1" xlink:type="simple" xlink:show="embed" xlink:actuate="onLoad"/></draw:frame></text:p></draw:text-box></draw:frame>611 18200 Computer Programming Language</text:p>
        <text:p text:style-name="MP1">Department of Bio-Industrial Mechatronics Engineering</text:p>
        <text:p text:style-name="MP1">National Taiwan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計算機程式語言</dc:title>
    <meta:initial-creator>林達德</meta:initial-creator>
    <meta:creation-date>2013-09-12T15:03:00</meta:creation-date>
    <dc:date>2015-12-31T15:03:20.369529602</dc:date>
    <meta:editing-cycles>40</meta:editing-cycles>
    <meta:editing-duration>P2171DT10H54M41S</meta:editing-duration>
    <meta:generator>LibreOffice/5.0.2.2$Linux_X86_64 LibreOffice_project/00m0$Build-2</meta:generator>
    <meta:document-statistic meta:table-count="2" meta:image-count="0" meta:object-count="1" meta:page-count="6" meta:paragraph-count="482" meta:word-count="2030" meta:character-count="13387" meta:non-whitespace-character-count="9045"/>
  </office:meta>
</office:document-meta>
</file>